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510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71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485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c1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b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1d6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fe8e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06d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cf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05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5e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15a7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1834b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1d98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0a3b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4fc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743a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89d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74bd7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7c983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4f2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5822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a5e0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55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cf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e86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3700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67c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a27f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07c83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0bf4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2a5ae5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64abc1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e65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7eb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93e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26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6d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349b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a82b0e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133bbf48" officeooo:paragraph-rsid="3a6842db" style:font-name-asian="Liberation Serif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133bbf48" officeooo:paragraph-rsid="3a0ee08a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cd378be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1c1c1c" style:font-name="標楷體1" fo:font-size="17pt" fo:font-weight="bold" officeooo:rsid="133bbf48" officeooo:paragraph-rsid="3a0a0ce0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1c1c1c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1c1c1c" style:font-name="Liberation Serif" fo:font-size="17pt" fo:font-weight="bold" officeooo:rsid="133bbf48" officeooo:paragraph-rsid="3a07c832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1c1c1c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1c1c1c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1c1c1c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1c1c1c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1c1c1c" style:font-name="Liberation Serif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03df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f63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5e5a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27f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d0a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003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39d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d92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cd194" officeooo:paragraph-rsid="3aacd1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1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 style:font-name-asian="標楷體1"/>
    </style:style>
    <style:style style:name="T2" style:family="text">
      <style:text-properties style:font-name="標楷體1" officeooo:rsid="37c8a316" style:font-name-asian="標楷體1"/>
    </style:style>
    <style:style style:name="T3" style:family="text">
      <style:text-properties style:font-name="標楷體1" officeooo:rsid="388e6ff4" style:font-name-asian="標楷體1"/>
    </style:style>
    <style:style style:name="T4" style:family="text">
      <style:text-properties style:font-name="標楷體1" officeooo:rsid="39ea2250" style:font-name-asian="標楷體1"/>
    </style:style>
    <style:style style:name="T5" style:family="text">
      <style:text-properties style:font-name="標楷體1" officeooo:rsid="39f20671" style:font-name-asian="標楷體1"/>
    </style:style>
    <style:style style:name="T6" style:family="text">
      <style:text-properties style:font-name="標楷體1" officeooo:rsid="39f830e6" style:font-name-asian="標楷體1"/>
    </style:style>
    <style:style style:name="T7" style:family="text">
      <style:text-properties style:font-name="標楷體1" officeooo:rsid="08038b5c" style:font-name-asian="標楷體1"/>
    </style:style>
    <style:style style:name="T8" style:family="text">
      <style:text-properties style:font-name="標楷體1" officeooo:rsid="1f9d5d18" style:font-name-asian="標楷體1"/>
    </style:style>
    <style:style style:name="T9" style:family="text">
      <style:text-properties style:font-name="標楷體1" officeooo:rsid="1c066305" style:font-name-asian="標楷體1"/>
    </style:style>
    <style:style style:name="T10" style:family="text">
      <style:text-properties style:font-name="標楷體1" officeooo:rsid="395c792f" style:font-name-asian="標楷體1"/>
    </style:style>
    <style:style style:name="T11" style:family="text">
      <style:text-properties style:font-name="標楷體1" officeooo:rsid="396640d5" style:font-name-asian="標楷體1"/>
    </style:style>
    <style:style style:name="T12" style:family="text">
      <style:text-properties style:font-name="標楷體1" officeooo:rsid="1f9386ea" style:font-name-asian="標楷體1"/>
    </style:style>
    <style:style style:name="T13" style:family="text">
      <style:text-properties style:font-name="標楷體1" officeooo:rsid="29490711" style:font-name-asian="標楷體1"/>
    </style:style>
    <style:style style:name="T14" style:family="text">
      <style:text-properties style:font-name="標楷體1" officeooo:rsid="2a318c1c" style:font-name-asian="標楷體1"/>
    </style:style>
    <style:style style:name="T15" style:family="text">
      <style:text-properties style:font-name="標楷體1" officeooo:rsid="3173e3a2" style:font-name-asian="標楷體1"/>
    </style:style>
    <style:style style:name="T16" style:family="text">
      <style:text-properties style:font-name="標楷體1" officeooo:rsid="3205fe5c" style:font-name-asian="標楷體1"/>
    </style:style>
    <style:style style:name="T17" style:family="text">
      <style:text-properties style:font-name="標楷體1" officeooo:rsid="31a82b0e" style:font-name-asian="標楷體1"/>
    </style:style>
    <style:style style:name="T18" style:family="text">
      <style:text-properties style:font-name="標楷體1" officeooo:rsid="31a861be" style:font-name-asian="標楷體1"/>
    </style:style>
    <style:style style:name="T19" style:family="text">
      <style:text-properties style:font-name="標楷體1" officeooo:rsid="31dfc44d" style:font-name-asian="標楷體1"/>
    </style:style>
    <style:style style:name="T20" style:family="text">
      <style:text-properties style:font-name="標楷體1" officeooo:rsid="2cd378be" style:font-name-asian="標楷體1"/>
    </style:style>
    <style:style style:name="T21" style:family="text">
      <style:text-properties style:font-name="標楷體1" officeooo:rsid="392667ed" style:font-name-asian="標楷體1"/>
    </style:style>
    <style:style style:name="T22" style:family="text">
      <style:text-properties style:font-name="標楷體1" officeooo:rsid="28d587db" style:font-name-asian="標楷體1"/>
    </style:style>
    <style:style style:name="T23" style:family="text">
      <style:text-properties style:font-name="標楷體1" officeooo:rsid="1f03dfea" style:font-name-asian="標楷體1"/>
    </style:style>
    <style:style style:name="T24" style:family="text">
      <style:text-properties style:font-name="標楷體1" officeooo:rsid="1fb36f4a" style:font-name-asian="標楷體1"/>
    </style:style>
    <style:style style:name="T25" style:family="text">
      <style:text-properties style:font-name="標楷體1" officeooo:rsid="1f4cbf44" style:font-name-asian="標楷體1"/>
    </style:style>
    <style:style style:name="T26" style:family="text">
      <style:text-properties style:font-name="標楷體1" officeooo:rsid="1f270370" style:font-name-asian="標楷體1"/>
    </style:style>
    <style:style style:name="T27" style:family="text">
      <style:text-properties style:font-name="標楷體1" officeooo:rsid="1f2f54e0" style:font-name-asian="標楷體1"/>
    </style:style>
    <style:style style:name="T28" style:family="text">
      <style:text-properties style:font-name="標楷體1" officeooo:rsid="1f34242e" style:font-name-asian="標楷體1"/>
    </style:style>
    <style:style style:name="T29" style:family="text">
      <style:text-properties style:font-name="標楷體1" officeooo:rsid="1f896d95" style:font-name-asian="標楷體1"/>
    </style:style>
    <style:style style:name="T30" style:family="text">
      <style:text-properties style:font-name="標楷體1" officeooo:rsid="1f892746" style:font-name-asian="標楷體1"/>
    </style:style>
    <style:style style:name="T31" style:family="text">
      <style:text-properties style:font-name="標楷體1" officeooo:rsid="1f89ea31" style:font-name-asian="標楷體1"/>
    </style:style>
    <style:style style:name="T32" style:family="text">
      <style:text-properties style:font-name="標楷體1" officeooo:rsid="1f8ba002" style:font-name-asian="標楷體1"/>
    </style:style>
    <style:style style:name="T33" style:family="text">
      <style:text-properties style:font-name="標楷體1" officeooo:rsid="133bbf48" style:font-name-asian="標楷體1"/>
    </style:style>
    <style:style style:name="T34" style:family="text">
      <style:text-properties style:font-name="標楷體1" officeooo:rsid="3a754e30" style:font-name-asian="標楷體1"/>
    </style:style>
    <style:style style:name="T35" style:family="text">
      <style:text-properties style:font-name="標楷體1" officeooo:rsid="3a7b7d7f" style:font-name-asian="標楷體1"/>
    </style:style>
    <style:style style:name="T36" style:family="text">
      <style:text-properties style:font-name="標楷體1" officeooo:rsid="3aa0ec76" style:font-name-asian="標楷體1"/>
    </style:style>
    <style:style style:name="T37" style:family="text">
      <style:text-properties style:font-name="標楷體1" officeooo:rsid="3aa93812" style:font-name-asian="標楷體1"/>
    </style:style>
    <style:style style:name="T38" style:family="text">
      <style:text-properties style:font-name="標楷體1" officeooo:rsid="3ab4369d" style:font-name-asian="標楷體1"/>
    </style:style>
    <style:style style:name="T39" style:family="text">
      <style:text-properties style:font-name="標楷體1" officeooo:rsid="3abd924d" style:font-name-asian="標楷體1"/>
    </style:style>
    <style:style style:name="T40" style:family="text">
      <style:text-properties style:font-name="標楷體1" officeooo:rsid="07ca52e4"/>
    </style:style>
    <style:style style:name="T41" style:family="text">
      <style:text-properties style:font-name="標楷體1" officeooo:rsid="39c67135"/>
    </style:style>
    <style:style style:name="T42" style:family="text">
      <style:text-properties style:font-name="標楷體1" style:text-underline-style="none" style:font-name-asian="標楷體1" style:font-name-complex="標楷體"/>
    </style:style>
    <style:style style:name="T43" style:family="text">
      <style:text-properties style:font-name="標楷體1" style:text-underline-style="none" officeooo:rsid="08038b5c" style:font-name-asian="標楷體1" style:font-name-complex="標楷體"/>
    </style:style>
    <style:style style:name="T44" style:family="text">
      <style:text-properties style:font-name="標楷體1" style:text-underline-style="none" officeooo:rsid="1f9d5d18" style:font-name-asian="標楷體1" style:font-name-complex="標楷體"/>
    </style:style>
    <style:style style:name="T45" style:family="text">
      <style:text-properties style:font-name="標楷體1" style:text-underline-style="none" officeooo:rsid="1c066305" style:font-name-asian="標楷體1" style:font-name-complex="標楷體"/>
    </style:style>
    <style:style style:name="T46" style:family="text">
      <style:text-properties style:font-name="標楷體1" style:text-underline-style="none" officeooo:rsid="1f3aa883" style:font-name-asian="標楷體1" style:font-name-complex="標楷體"/>
    </style:style>
    <style:style style:name="T47" style:family="text">
      <style:text-properties style:font-name="標楷體1" style:text-underline-style="none" officeooo:rsid="1f3d2b4a" style:font-name-asian="標楷體1" style:font-name-complex="標楷體"/>
    </style:style>
    <style:style style:name="T48" style:family="text">
      <style:text-properties style:font-name="Arial1" officeooo:rsid="29490711" style:font-name-asian="Arial1"/>
    </style:style>
    <style:style style:name="T49" style:family="text">
      <style:text-properties style:font-name="Arial1" officeooo:rsid="133bbf48" style:font-name-asian="Arial1"/>
    </style:style>
    <style:style style:name="T50" style:family="text">
      <style:text-properties style:font-name="Arial1" style:text-underline-style="none" style:font-name-asian="Arial1" style:font-name-complex="標楷體"/>
    </style:style>
    <style:style style:name="T51" style:family="text">
      <style:text-properties style:text-position="super 58%" officeooo:rsid="1fa55b64"/>
    </style:style>
    <style:style style:name="T52" style:family="text">
      <style:text-properties style:font-name="標楷體" officeooo:rsid="395e6c5a" style:font-name-asian="標楷體1"/>
    </style:style>
    <style:style style:name="T53" style:family="text">
      <style:text-properties fo:color="#1c1c1c" style:font-name="標楷體" officeooo:rsid="3a754e30" style:font-name-asian="標楷體1"/>
    </style:style>
    <style:style style:name="T54" style:family="text">
      <style:text-properties style:font-name-asian="標楷體1"/>
    </style:style>
    <style:style style:name="T55" style:family="text">
      <style:text-properties officeooo:rsid="388e6ff4" style:font-name-asian="標楷體1"/>
    </style:style>
    <style:style style:name="T56" style:family="text">
      <style:text-properties officeooo:rsid="37c8a316" style:font-name-asian="標楷體1"/>
    </style:style>
    <style:style style:name="T57" style:family="text">
      <style:text-properties officeooo:rsid="39ea2250" style:font-name-asian="標楷體1"/>
    </style:style>
    <style:style style:name="T58" style:family="text">
      <style:text-properties officeooo:rsid="39f760e0" style:font-name-asian="標楷體1"/>
    </style:style>
    <style:style style:name="T59" style:family="text">
      <style:text-properties officeooo:rsid="2cd378be" style:font-name-asian="標楷體1"/>
    </style:style>
    <style:style style:name="T60" style:family="text">
      <style:text-properties officeooo:rsid="1e03c153" style:font-name-asian="標楷體1"/>
    </style:style>
    <style:style style:name="T61" style:family="text">
      <style:text-properties officeooo:rsid="2f7a955a" style:font-name-asian="標楷體1"/>
    </style:style>
    <style:style style:name="T62" style:family="text">
      <style:text-properties officeooo:rsid="1fabd189" style:font-name-asian="標楷體1"/>
    </style:style>
    <style:style style:name="T63" style:family="text">
      <style:text-properties officeooo:rsid="1fabdb9e" style:font-name-asian="標楷體1"/>
    </style:style>
    <style:style style:name="T64" style:family="text">
      <style:text-properties officeooo:rsid="1fac9a8a" style:font-name-asian="標楷體1"/>
    </style:style>
    <style:style style:name="T65" style:family="text">
      <style:text-properties officeooo:rsid="1f03dfea" style:font-name-asian="標楷體1"/>
    </style:style>
    <style:style style:name="T66" style:family="text">
      <style:text-properties officeooo:rsid="1f1d0eba" style:font-name-asian="標楷體1"/>
    </style:style>
    <style:style style:name="T67" style:family="text">
      <style:text-properties officeooo:rsid="1f0661fc" style:font-name-asian="標楷體1"/>
    </style:style>
    <style:style style:name="T68" style:family="text">
      <style:text-properties officeooo:rsid="1f5dfd14" style:font-name-asian="標楷體1"/>
    </style:style>
    <style:style style:name="T69" style:family="text">
      <style:text-properties officeooo:rsid="1f4cbf44" style:font-name-asian="標楷體1"/>
    </style:style>
    <style:style style:name="T70" style:family="text">
      <style:text-properties officeooo:rsid="1f573a91" style:font-name-asian="標楷體1"/>
    </style:style>
    <style:style style:name="T71" style:family="text">
      <style:text-properties officeooo:rsid="1f270370" style:font-name-asian="標楷體1"/>
    </style:style>
    <style:style style:name="T72" style:family="text">
      <style:text-properties officeooo:rsid="1f2f54e0" style:font-name-asian="標楷體1"/>
    </style:style>
    <style:style style:name="T73" style:family="text">
      <style:text-properties officeooo:rsid="3a74bd7d" style:font-name-asian="標楷體1"/>
    </style:style>
    <style:style style:name="T74" style:family="text">
      <style:text-properties officeooo:rsid="3aa27f95" style:font-name-asian="標楷體1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style:text-underline-style="solid" style:text-underline-width="auto" style:text-underline-color="font-color" style:font-name-asian="標楷體1"/>
    </style:style>
    <style:style style:name="T77" style:family="text">
      <style:text-properties style:text-underline-style="solid" style:text-underline-width="auto" style:text-underline-color="font-color" officeooo:rsid="2cd378be" style:font-name-asian="標楷體1"/>
    </style:style>
    <style:style style:name="T78" style:family="text">
      <style:text-properties style:text-underline-style="solid" style:text-underline-width="auto" style:text-underline-color="font-color" officeooo:rsid="1f03dfea" style:font-name-asian="標楷體1"/>
    </style:style>
    <style:style style:name="T79" style:family="text">
      <style:text-properties style:text-position="sub 58%" style:font-name="標楷體1" officeooo:rsid="395e6c5a" style:font-name-asian="標楷體1"/>
    </style:style>
    <style:style style:name="T80" style:family="text">
      <style:text-properties style:font-name="Liberation Serif" style:font-name-asian="標楷體1"/>
    </style:style>
    <style:style style:name="T81" style:family="text">
      <style:text-properties style:font-name="Liberation Serif" officeooo:rsid="37c8a316" style:font-name-asian="標楷體1"/>
    </style:style>
    <style:style style:name="T82" style:family="text">
      <style:text-properties style:font-name="Liberation Serif" officeooo:rsid="0a7edee9" style:font-name-asian="標楷體1"/>
    </style:style>
    <style:style style:name="T83" style:family="text">
      <style:text-properties style:font-name="Liberation Serif" style:text-underline-style="none" officeooo:rsid="0a7edee9" style:font-name-asian="標楷體1" style:font-name-complex="標楷體"/>
    </style:style>
    <style:style style:name="T84" style:family="text">
      <style:text-properties style:font-name="Liberation Serif" style:text-underline-style="solid" style:text-underline-width="auto" style:text-underline-color="font-color" style:font-name-asian="標楷體1"/>
    </style:style>
    <style:style style:name="T85" style:family="text">
      <style:text-properties fo:color="#010101" style:font-name="標楷體1" officeooo:rsid="1f9386ea" style:font-name-asian="標楷體1"/>
    </style:style>
    <style:style style:name="T86" style:family="text">
      <style:text-properties fo:color="#010101" style:font-name="標楷體1" officeooo:rsid="29490711" style:font-name-asian="標楷體1"/>
    </style:style>
    <style:style style:name="T87" style:family="text">
      <style:text-properties fo:color="#010101" style:font-name="標楷體1" officeooo:rsid="2a318c1c" style:font-name-asian="標楷體1"/>
    </style:style>
    <style:style style:name="T88" style:family="text">
      <style:text-properties fo:color="#010101" style:font-name="標楷體1" officeooo:rsid="319a1fb2" style:font-name-asian="標楷體1"/>
    </style:style>
    <style:style style:name="T89" style:family="text">
      <style:text-properties fo:color="#010101" style:font-name="標楷體1" officeooo:rsid="1f03dfea" style:font-name-asian="標楷體1"/>
    </style:style>
    <style:style style:name="T90" style:family="text">
      <style:text-properties fo:color="#010101" style:font-name="標楷體1" officeooo:rsid="1f3ea71b" style:font-name-asian="標楷體1"/>
    </style:style>
    <style:style style:name="T91" style:family="text">
      <style:text-properties fo:color="#010101" style:font-name="標楷體1" officeooo:rsid="1f3ea71b" style:font-name-asian="標楷體1" style:font-name-complex="Liberation Serif1"/>
    </style:style>
    <style:style style:name="T92" style:family="text">
      <style:text-properties fo:color="#010101" style:font-name="標楷體1" officeooo:rsid="1f3ea71b" style:font-name-asian="標楷體1" style:font-name-complex="Mangal"/>
    </style:style>
    <style:style style:name="T93" style:family="text">
      <style:text-properties fo:color="#010101" style:font-name="標楷體1" fo:font-size="11pt" officeooo:rsid="1f9386ea" style:font-name-asian="標楷體1" style:font-size-asian="11pt" style:font-size-complex="11pt"/>
    </style:style>
    <style:style style:name="T94" style:family="text">
      <style:text-properties fo:color="#010101" style:font-name="標楷體1" fo:font-size="11pt" officeooo:rsid="29490711" style:font-name-asian="標楷體1" style:font-size-asian="11pt" style:font-size-complex="11pt"/>
    </style:style>
    <style:style style:name="T95" style:family="text">
      <style:text-properties fo:color="#010101" style:font-name="標楷體1" fo:font-size="11pt" officeooo:rsid="31ef02b2" style:font-name-asian="標楷體1" style:font-size-asian="11pt" style:font-size-complex="11pt"/>
    </style:style>
    <style:style style:name="T96" style:family="text">
      <style:text-properties fo:color="#010101" officeooo:rsid="1f1d0eba" style:font-name-asian="標楷體1"/>
    </style:style>
    <style:style style:name="T97" style:family="text">
      <style:text-properties fo:color="#010101" officeooo:rsid="1f03dfea" style:font-name-asian="標楷體1"/>
    </style:style>
    <style:style style:name="T98" style:family="text">
      <style:text-properties fo:color="#010101" style:text-position="sub 58%" style:font-name="標楷體1" officeooo:rsid="1f3ea71b" style:font-name-asian="標楷體1"/>
    </style:style>
    <style:style style:name="T99" style:family="text">
      <style:text-properties fo:color="#010101" style:text-position="sub 58%" style:font-name="標楷體1" officeooo:rsid="1f3ea71b" style:font-name-asian="標楷體1" style:font-name-complex="Mangal"/>
    </style:style>
    <style:style style:name="T100" style:family="text">
      <style:text-properties fo:color="#010101" style:text-position="sub 58%" style:font-name="標楷體1" fo:font-size="11pt" officeooo:rsid="31ef02b2" style:font-name-asian="標楷體1" style:font-size-asian="11pt" style:font-size-complex="11pt"/>
    </style:style>
    <style:style style:name="T101" style:family="text">
      <style:text-properties fo:color="#010101" style:text-position="sub 58%" style:font-name="Liberation Serif1" fo:font-size="11pt" officeooo:rsid="31ef02b2" style:font-name-asian="Liberation Serif1" style:font-size-asian="11pt" style:font-name-complex="Liberation Serif1" style:font-size-complex="11pt"/>
    </style:style>
    <style:style style:name="T102" style:family="text">
      <style:text-properties fo:color="#010101" fo:font-size="7pt" officeooo:rsid="1f03dfea" style:font-name-asian="標楷體1" style:font-size-asian="7pt" style:font-size-complex="7pt"/>
    </style:style>
    <style:style style:name="T103" style:family="text">
      <style:text-properties fo:color="#010101" style:font-name="Arial1" fo:font-size="11pt" officeooo:rsid="29490711" style:font-name-asian="Arial1" style:font-size-asian="11pt" style:font-size-complex="11pt"/>
    </style:style>
    <style:style style:name="T104" style:family="text">
      <style:text-properties fo:color="#010101" style:font-name="Arial1" officeooo:rsid="29490711" style:font-name-asian="Arial1"/>
    </style:style>
    <style:style style:name="T105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style:text-underline-style="none" officeooo:rsid="39ad554c" style:font-name-asian="標楷體1" style:font-style-asian="normal" style:font-name-complex="標楷體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style:text-underline-style="none" officeooo:rsid="1f03dfea" style:font-name-asian="標楷體1" style:font-style-asian="normal" style:font-name-complex="標楷體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1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c066305" style:font-name-asian="標楷體1" style:font-style-asian="normal" style:font-name-complex="標楷體" style:text-emphasize="none"/>
    </style:style>
    <style:style style:name="T11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style:font-name="標楷體1" fo:font-style="normal" fo:text-shadow="none" officeooo:rsid="396640d5" style:font-name-asian="標楷體1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style:font-name="標楷體1" fo:font-style="normal" fo:text-shadow="none" officeooo:rsid="31b8d74d" style:font-name-asian="標楷體1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style:font-name="標楷體1" fo:font-style="normal" fo:text-shadow="none" officeooo:rsid="316fa478" style:font-name-asian="標楷體1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style:font-name="標楷體1" fo:font-style="normal" fo:text-shadow="none" officeooo:rsid="316dc64f" style:font-name-asian="標楷體1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style:font-name="標楷體1" fo:font-style="normal" fo:text-shadow="none" officeooo:rsid="395c792f" style:font-name-asian="標楷體1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style:font-name="標楷體1" fo:font-style="normal" fo:text-shadow="none" officeooo:rsid="3173e3a2" style:font-name-asian="標楷體1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style:font-name="標楷體1" fo:font-style="normal" fo:text-shadow="none" officeooo:rsid="31f30b95" style:font-name-asian="標楷體1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style:font-name="標楷體1" fo:font-style="normal" fo:text-shadow="none" officeooo:rsid="31a82b0e" style:font-name-asian="標楷體1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style:font-name="標楷體1" fo:font-style="normal" fo:text-shadow="none" officeooo:rsid="31fde34a" style:font-name-asian="標楷體1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128" style:family="text">
      <style:text-properties style:text-outline="false" style:text-line-through-style="none" style:text-line-through-type="none" style:text-position="0% 100%" style:font-name="標楷體1" fo:font-style="normal" fo:text-shadow="none" officeooo:rsid="3201ff0e" style:font-name-asian="標楷體1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style:font-name="標楷體1" fo:font-style="normal" fo:text-shadow="none" officeooo:rsid="321386b8" style:font-name-asian="標楷體1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style:font-name="標楷體1" fo:font-style="normal" fo:text-shadow="none" officeooo:rsid="31d92dc1" style:font-name-asian="標楷體1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style:font-name="標楷體1" fo:font-style="normal" fo:text-shadow="none" officeooo:rsid="31d9a210" style:font-name-asian="標楷體1" style:font-style-asian="normal" style:text-emphasize="none"/>
    </style:style>
    <style:style style:name="T132" style:family="text">
      <style:text-properties style:text-outline="false" style:text-line-through-style="none" style:text-line-through-type="none" style:text-position="0% 100%" style:font-name="標楷體1" fo:font-style="normal" fo:text-shadow="none" officeooo:rsid="31a861be" style:font-name-asian="標楷體1" style:font-style-asian="normal" style:font-name-complex="Liberation Serif1" style:text-emphasize="none"/>
    </style:style>
    <style:style style:name="T133" style:family="text">
      <style:text-properties style:text-outline="false" style:text-line-through-style="none" style:text-line-through-type="none" style:text-position="0% 100%" style:font-name="Arial1" fo:font-style="normal" fo:text-shadow="none" style:text-underline-style="none" style:font-name-asian="Arial1" style:font-style-asian="normal" style:font-name-complex="標楷體" style:text-emphasize="none"/>
    </style:style>
    <style:style style:name="T134" style:family="text">
      <style:text-properties style:text-outline="false" style:text-line-through-style="none" style:text-line-through-type="none" style:text-position="0% 100%" style:font-name="Arial1" fo:font-style="normal" fo:text-shadow="none" officeooo:rsid="29490711" style:font-name-asian="Arial1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1a861be" style:font-name-asian="Liberation Serif1" style:font-style-asian="normal" style:font-name-complex="Liberation Serif1" style:text-emphasize="none"/>
    </style:style>
    <style:style style:name="T136" style:family="text">
      <style:text-properties style:text-outline="false" style:text-line-through-style="none" style:text-line-through-type="none" style:text-position="0% 100%" style:font-name="標楷體" fo:font-style="normal" fo:text-shadow="none" officeooo:rsid="31d92dc1" style:font-name-asian="標楷體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38" style:family="text">
      <style:text-properties style:text-outline="false" style:text-line-through-style="none" style:text-line-through-type="none" style:text-position="sub 58%" style:font-name="標楷體1" fo:font-style="normal" fo:text-shadow="none" officeooo:rsid="32213976" style:font-name-asian="標楷體1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super 58%" style:font-name="標楷體1" fo:font-style="normal" fo:text-shadow="none" officeooo:rsid="31d92dc1" style:font-name-asian="標楷體1" style:font-style-asian="normal" style:text-emphasize="none"/>
    </style:style>
    <style:style style:name="T140" style:family="text">
      <style:text-properties officeooo:rsid="1fa55b64"/>
    </style:style>
    <style:style style:name="T141" style:family="text">
      <style:text-properties style:text-underline-style="none" officeooo:rsid="1f03dfea" style:font-name-asian="標楷體1" style:font-name-complex="標楷體"/>
    </style:style>
    <style:style style:name="T142" style:family="text">
      <style:text-properties style:text-underline-style="none" officeooo:rsid="1f1d0eba" style:font-name-asian="標楷體1" style:font-name-complex="標楷體"/>
    </style:style>
    <style:style style:name="T143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44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45" style:family="text">
      <style:text-properties style:font-name="標楷體1" style:font-name-asian="標楷體1"/>
    </style:style>
    <style:style style:name="T146" style:family="text">
      <style:text-properties style:font-name="標楷體1" officeooo:rsid="388e6ff4" style:font-name-asian="標楷體1"/>
    </style:style>
    <style:style style:name="T147" style:family="text">
      <style:text-properties style:font-name="標楷體1" officeooo:rsid="3a327802" style:font-name-asian="標楷體1"/>
    </style:style>
    <style:style style:name="T148" style:family="text">
      <style:text-properties style:font-name="標楷體1" officeooo:rsid="1f03dfea" style:font-name-asian="標楷體1"/>
    </style:style>
    <style:style style:name="T149" style:family="text">
      <style:text-properties style:font-name="標楷體1" officeooo:rsid="3aa27f95" style:font-name-asian="標楷體1"/>
    </style:style>
    <style:style style:name="T150" style:family="text">
      <style:text-properties style:font-name="標楷體1" style:font-name-asian="標楷體1"/>
    </style:style>
    <style:style style:name="T151" style:family="text">
      <style:text-properties style:font-name="標楷體1" officeooo:rsid="388e6ff4" style:font-name-asian="標楷體1"/>
    </style:style>
    <style:style style:name="T152" style:family="text">
      <style:text-properties style:font-name="標楷體1" officeooo:rsid="3a754e30" style:font-name-asian="標楷體1"/>
    </style:style>
    <style:style style:name="T153" style:family="text">
      <style:text-properties style:font-name="標楷體1" officeooo:rsid="3ac349b6" style:font-name-asian="標楷體1"/>
    </style:style>
    <style:style style:name="T154" style:family="text">
      <style:text-properties style:font-name="標楷體" style:font-name-asian="標楷體1"/>
    </style:style>
    <style:style style:name="T155" style:family="text">
      <style:text-properties style:font-name="標楷體" officeooo:rsid="3a754e30" style:font-name-asian="標楷體1"/>
    </style:style>
    <style:style style:name="T156" style:family="text">
      <style:text-properties style:font-name="標楷體" officeooo:rsid="3aa45b6f" style:font-name-asian="標楷體1"/>
    </style:style>
    <style:style style:name="T157" style:family="text">
      <style:text-properties style:font-name="標楷體" officeooo:rsid="133bbf48" style:font-name-asian="標楷體1"/>
    </style:style>
    <style:style style:name="T158" style:family="text">
      <style:text-properties style:font-name="標楷體" officeooo:rsid="3aa93812" style:font-name-asian="標楷體1"/>
    </style:style>
    <style:style style:name="T159" style:family="text">
      <style:text-properties style:font-name="標楷體" officeooo:rsid="3aacd194" style:font-name-asian="標楷體1"/>
    </style:style>
    <style:style style:name="T160" style:family="text">
      <style:text-properties style:font-name="標楷體" officeooo:rsid="3aae656f" style:font-name-asian="標楷體1"/>
    </style:style>
    <style:style style:name="T161" style:family="text">
      <style:text-properties style:font-name="標楷體" officeooo:rsid="3ab17667" style:font-name-asian="標楷體1"/>
    </style:style>
    <style:style style:name="T162" style:family="text">
      <style:text-properties style:font-name="標楷體" officeooo:rsid="3ab2781e" style:font-name-asian="標楷體1"/>
    </style:style>
    <style:style style:name="T163" style:family="text">
      <style:text-properties style:font-name="標楷體" officeooo:rsid="3ab39d28" style:font-name-asian="標楷體1"/>
    </style:style>
    <style:style style:name="T164" style:family="text">
      <style:text-properties style:font-name="標楷體" officeooo:rsid="3ab5e5a6" style:font-name-asian="標楷體1"/>
    </style:style>
    <style:style style:name="T165" style:family="text">
      <style:text-properties style:font-name="標楷體" officeooo:rsid="3ab93e9c" style:font-name-asian="標楷體1"/>
    </style:style>
    <style:style style:name="T166" style:family="text">
      <style:text-properties style:font-name="標楷體" officeooo:rsid="3ac0387c" style:font-name-asian="標楷體1"/>
    </style:style>
    <style:style style:name="T167" style:family="text">
      <style:text-properties style:font-name="標楷體" officeooo:rsid="3ac16dc8" style:font-name-asian="標楷體1"/>
    </style:style>
    <style:style style:name="T168" style:family="text">
      <style:text-properties style:font-name="標楷體" officeooo:rsid="3ac27cd5" style:font-name-asian="標楷體1"/>
    </style:style>
    <style:style style:name="T169" style:family="text">
      <style:text-properties style:font-name="標楷體" officeooo:rsid="3ac349b6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5443072" text:style-name="L1">
        <text:list-item>
          <text:p text:style-name="P1"><text:bookmark-start text:name="宗速"/>宗速<text:bookmark-end text:name="宗速"/></text:p>
          <text:list>
            <text:list-item>
              <text:p text:style-name="P3"><text:span text:style-name="T81">宗速、</text:span><text:span text:style-name="T40">均速、</text:span><text:span text:style-name="T41">勻速</text:span>。</text:p>
              <text:list>
                <text:list-item>
                  <text:p text:style-name="P3"><text:span text:style-name="T40">使用 </text:span><text:span text:style-name="T81">宗速、</text:span><text:span text:style-name="T40">均速、</text:span><text:span text:style-name="T41">勻速</text:span><text:span text:style-name="T40"> 來 稱呼</text:span>。</text:p>
                </text:list-item>
                <text:list-item>
                  <text:p text:style-name="P3"><text:span text:style-name="T40">使用 </text:span><text:span text:style-name="T81">宗速</text:span><text:span text:style-name="T40"> 來 稱呼</text:span>。</text:p>
                  <text:list>
                    <text:list-item>
                      <text:p text:style-name="P4">使用、沿用 宗量、宗疊 的 命名方式、命名規則、命名規律，來 命名。</text:p>
                    </text:list-item>
                  </text:list>
                </text:list-item>
              </text:list>
            </text:list-item>
            <text:list-item>
              <text:p text:style-name="P2">宗速。</text:p>
              <text:list>
                <text:list-item>
                  <text:p text:style-name="P2">宗速 不是（人類 認定的）光速、音速。</text:p>
                </text:list-item>
                <text:list-item>
                  <text:p text:style-name="P5">宗速 是 第一個個體 傳遞（第二個個體 的）速度。</text:p>
                  <text:list>
                    <text:list-item>
                      <text:p text:style-name="P6">明顯例子，假定，第一個個體 直接蘊含 第二個個體。</text:p>
                      <text:list>
                        <text:list-item>
                          <text:p text:style-name="P7">不是 間接蘊含、包覆、擁有、宗疊。</text:p>
                        </text:list-item>
                        <text:list-item>
                          <text:p text:style-name="P7">是 直接蘊含。</text:p>
                        </text:list-item>
                        <text:list-item>
                          <text:p text:style-name="P8">宗速 是 第一個個體的 傳遞速度。</text:p>
                          <text:list>
                            <text:list-item>
                              <text:p text:style-name="P9">宗速 是 第一個個體 傳遞（第二個個體 的）速度。</text:p>
                            </text:list-item>
                            <text:list-item>
                              <text:p text:style-name="P9">宗速 是 第一個個體 的（材料特性，）傳遞（第二個個體 的）速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宗速 相依於，第一個個體（、介質）的 材料特性。</text:p>
                  <text:list>
                    <text:list-item>
                      <text:p text:style-name="P5">明顯例子，空間的 宗速 是 光速。</text:p>
                    </text:list-item>
                    <text:list-item>
                      <text:p text:style-name="P10">明顯例子，空氣的 宗速 是 音速。</text:p>
                    </text:list-item>
                  </text:list>
                </text:list-item>
              </text:list>
            </text:list-item>
            <text:list-item>
              <text:p text:style-name="P15"><text:span text:style-name="T56">宗速運動頻率</text:span><text:span text:style-name="T55">。</text:span></text:p>
              <text:list>
                <text:list-item>
                  <text:p text:style-name="P16"><text:span text:style-name="T55">假定，某一特定個體 直接蘊含 某一特定波。</text:span></text:p>
                  <text:list>
                    <text:list-item>
                      <text:p text:style-name="P18"><text:span text:style-name="T55">假定，該波 是 一條（週期 </text:span><text:span text:style-name="T58">是 </text:span><text:span text:style-name="T55">Ｔ秒 的）曲線。</text:span></text:p>
                    </text:list-item>
                    <text:list-item>
                      <text:p text:style-name="P17"><text:span text:style-name="T55">該波的 線速</text:span><text:span text:style-name="T3">度 = 該個體的 宗</text:span><text:span text:style-name="T55">速。</text:span></text:p>
                    </text:list-item>
                    <text:list-item>
                      <text:p text:style-name="P20"><text:span text:style-name="T55">該波的 宗速</text:span><text:span text:style-name="T3">運動路徑 = 以 線</text:span><text:span text:style-name="T55">速</text:span><text:span text:style-name="T3">度</text:span><text:span text:style-name="T55">的 速度，沿著 該波形，</text:span><text:span text:style-name="T3">跑 </text:span><text:span text:style-name="T6">T</text:span><text:span text:style-name="T4">秒</text:span><text:span text:style-name="T57">鐘的 路徑</text:span><text:span text:style-name="T55">。</text:span></text:p>
                    </text:list-item>
                    <text:list-item>
                      <text:p text:style-name="P25"><text:span text:style-name="T55">宗速運動路徑長</text:span><text:span text:style-name="T3"> = </text:span><text:span text:style-name="T55">線速</text:span><text:span text:style-name="T3">度</text:span><text:span text:style-name="T3"> *（</text:span><text:span text:style-name="T6">T</text:span><text:span text:style-name="T4">秒</text:span><text:span text:style-name="T57">鐘</text:span><text:span text:style-name="T3">）</text:span><text:span text:style-name="T55">。</text:span></text:p>
                    </text:list-item>
                    <text:list-item>
                      <text:p text:style-name="P24"><text:span text:style-name="T55">宗速運動頻率</text:span><text:span text:style-name="T3"> =（</text:span><text:span text:style-name="T6">1 / T）</text:span><text:span text:style-name="T55">。</text:span></text:p>
                    </text:list-item>
                    <text:list-item>
                      <text:p text:style-name="P19"><text:span text:style-name="T55">該波的 </text:span><text:span text:style-name="T3">前進距離</text:span><text:span text:style-name="T3"> = </text:span><text:span text:style-name="T55">波長。</text:span></text:p>
                      <text:list>
                        <text:list-item>
                          <text:p text:style-name="P21"><text:span text:style-name="T55">該波，</text:span><text:span text:style-name="T3">（平均</text:span><text:span text:style-name="T6">）</text:span><text:span text:style-name="T3">前進速度</text:span><text:span text:style-name="T3"> =</text:span><text:span text:style-name="T3">（前進距離</text:span><text:span text:style-name="T6"> /</text:span><text:span text:style-name="T3">（</text:span><text:span text:style-name="T6">T</text:span><text:span text:style-name="T4">秒</text:span><text:span text:style-name="T57">鐘</text:span><text:span text:style-name="T3">）</text:span><text:span text:style-name="T6">）</text:span><text:span text:style-name="T55">。</text:span></text:p>
                        </text:list-item>
                      </text:list>
                    </text:list-item>
                    <text:list-item>
                      <text:p text:style-name="P22"><text:span text:style-name="T55">假定，該波 是 等腰</text:span><text:span text:style-name="T73">三角</text:span><text:span text:style-name="T5">波</text:span><text:span text:style-name="T55">。</text:span></text:p>
                      <text:list>
                        <text:list-item>
                          <text:p text:style-name="P23"><text:span text:style-name="T55">振幅</text:span><text:span text:style-name="T3"> = </text:span><text:span text:style-name="T55">宗速運動路徑長</text:span><text:span text:style-name="T3"> * </text:span><text:span text:style-name="T5">sin</text:span><text:span text:style-name="T155">θ</text:span><text:span text:style-name="T6"> / </text:span><text:span text:style-name="T35">2</text:span><text:span text:style-name="T3"> = </text:span><text:span text:style-name="T55">線速</text:span><text:span text:style-name="T3">度</text:span><text:span text:style-name="T3"> *（</text:span><text:span text:style-name="T6">T</text:span><text:span text:style-name="T4">秒</text:span><text:span text:style-name="T57">鐘</text:span><text:span text:style-name="T3">）* </text:span><text:span text:style-name="T5">sin</text:span><text:span text:style-name="T155">θ</text:span><text:span text:style-name="T6"> / </text:span><text:span text:style-name="T35">2</text:span><text:span text:style-name="T55">。</text:span></text:p>
                        </text:list-item>
                        <text:list-item>
                          <text:p text:style-name="P30"><text:span text:style-name="T3">前進距離</text:span><text:span text:style-name="T3"> = </text:span><text:span text:style-name="T55">波長</text:span><text:span text:style-name="T3"> = </text:span><text:span text:style-name="T55">宗速運動路徑長</text:span><text:span text:style-name="T3"> * </text:span><text:span text:style-name="T34">co</text:span><text:span text:style-name="T5">s</text:span><text:span text:style-name="T155">θ</text:span><text:span text:style-name="T3"> = </text:span><text:span text:style-name="T55">線速</text:span><text:span text:style-name="T3">度</text:span><text:span text:style-name="T3"> *（</text:span><text:span text:style-name="T6">T</text:span><text:span text:style-name="T4">秒</text:span><text:span text:style-name="T57">鐘</text:span><text:span text:style-name="T3">）* </text:span><text:span text:style-name="T34">co</text:span><text:span text:style-name="T5">s</text:span><text:span text:style-name="T155">θ</text:span><text:span text:style-name="T55">。</text:span></text:p>
                          <text:list>
                            <text:list-item>
                              <text:p text:style-name="P30"><text:span text:style-name="T3">（平均</text:span><text:span text:style-name="T6">）</text:span><text:span text:style-name="T3">前進速度</text:span><text:span text:style-name="T3"> =</text:span><text:span text:style-name="T3">（前進距離</text:span><text:span text:style-name="T6"> /</text:span><text:span text:style-name="T3">（</text:span><text:span text:style-name="T6">T</text:span><text:span text:style-name="T4">秒</text:span><text:span text:style-name="T57">鐘</text:span><text:span text:style-name="T3">）</text:span><text:span text:style-name="T6">）</text:span><text:span text:style-name="T3">= </text:span><text:span text:style-name="T55">線速</text:span><text:span text:style-name="T3">度</text:span><text:span text:style-name="T3"> * </text:span><text:span text:style-name="T34">co</text:span><text:span text:style-name="T5">s</text:span><text:span text:style-name="T155">θ</text:span><text:span text:style-name="T55">。</text:span></text:p>
                            </text:list-item>
                          </text:list>
                        </text:list-item>
                        <text:list-item>
                          <text:p text:style-name="P26"><text:span text:style-name="T6">T</text:span><text:span text:style-name="T155">、θ</text:span><text:span text:style-name="T55">。</text:span></text:p>
                          <text:list>
                            <text:list-item>
                              <text:p text:style-name="P27"><text:span text:style-name="T6">T</text:span><text:span text:style-name="T3"> </text:span><text:span text:style-name="T3">越</text:span><text:span text:style-name="T55">大</text:span><text:span text:style-name="T3"> →</text:span><text:span text:style-name="T147"> </text:span><text:span text:style-name="T55">宗速運動頻率</text:span><text:span text:style-name="T3"> 越</text:span><text:span text:style-name="T3">小</text:span><text:span text:style-name="T55">。</text:span></text:p>
                            </text:list-item>
                            <text:list-item>
                              <text:p text:style-name="P31"><text:span text:style-name="T6">T</text:span><text:span text:style-name="T3"> </text:span><text:span text:style-name="T3">越</text:span><text:span text:style-name="T55">大</text:span><text:span text:style-name="T3"> →</text:span><text:span text:style-name="T147"> </text:span><text:span text:style-name="T55">宗速運動路徑長</text:span><text:span text:style-name="T3"> </text:span><text:span text:style-name="T3">越</text:span><text:span text:style-name="T55">大。</text:span></text:p>
                            </text:list-item>
                            <text:list-item>
                              <text:p text:style-name="P28"><text:span text:style-name="T3">相同</text:span><text:span text:style-name="T55">的 </text:span><text:span text:style-name="T155">θ</text:span><text:span text:style-name="T6">，T</text:span><text:span text:style-name="T3"> </text:span><text:span text:style-name="T3">越</text:span><text:span text:style-name="T55">大</text:span><text:span text:style-name="T3"> → </text:span><text:span text:style-name="T55">振幅、</text:span><text:span text:style-name="T3">前進距離 </text:span><text:span text:style-name="T3">越</text:span><text:span text:style-name="T55">大</text:span><text:span text:style-name="T147">。</text:span></text:p>
                            </text:list-item>
                            <text:list-item>
                              <text:p text:style-name="P29"><text:span text:style-name="T155">θ</text:span><text:span text:style-name="T3"> </text:span><text:span text:style-name="T3">越</text:span><text:span text:style-name="T3">大</text:span><text:span text:style-name="T3"> →</text:span><text:span text:style-name="T3">（平均</text:span><text:span text:style-name="T6">）</text:span><text:span text:style-name="T3">前進速度</text:span><text:span text:style-name="T3"> 越</text:span><text:span text:style-name="T3">小</text:span><text:span text:style-name="T3">。</text:span></text:p>
                            </text:list-item>
                            <text:list-item>
                              <text:p text:style-name="P29"><text:span text:style-name="T3">相同</text:span><text:span text:style-name="T55">的 </text:span><text:span text:style-name="T6">T，</text:span><text:span text:style-name="T155">θ</text:span><text:span text:style-name="T3"> </text:span><text:span text:style-name="T3">越</text:span><text:span text:style-name="T3">大</text:span><text:span text:style-name="T3"> →</text:span><text:span text:style-name="T147"> </text:span><text:span text:style-name="T55">振幅</text:span><text:span text:style-name="T3"> </text:span><text:span text:style-name="T3">越</text:span><text:span text:style-name="T55">大</text:span><text:span text:style-name="T155">。</text:span></text:p>
                            </text:list-item>
                            <text:list-item>
                              <text:p text:style-name="P29"><text:span text:style-name="T3">相同</text:span><text:span text:style-name="T55">的 </text:span><text:span text:style-name="T6">T，</text:span><text:span text:style-name="T155">θ</text:span><text:span text:style-name="T3"> </text:span><text:span text:style-name="T3">越</text:span><text:span text:style-name="T3">大</text:span><text:span text:style-name="T3"> →</text:span><text:span text:style-name="T147"> </text:span><text:span text:style-name="T3">前進距離</text:span><text:span text:style-name="T3"> 越</text:span><text:span text:style-name="T3">小</text:span><text:span text:style-name="T155">。</text:span></text:p>
                            </text:list-item>
                          </text:list>
                        </text:list-item>
                        <text:list-item>
                          <text:p text:style-name="P32"><text:span text:style-name="T23">第</text:span><text:span text:style-name="T149">1種坐標系、第2種坐標系</text:span><text:span text:style-name="T74">。</text:span></text:p>
                          <text:list>
                            <text:list-item>
                              <text:p text:style-name="P76"><text:span text:style-name="T149">第1種坐標系</text:span><text:span text:style-name="T74">。</text:span></text:p>
                              <text:list>
                                <text:list-item>
                                  <text:p text:style-name="P77"><text:span text:style-name="T65">星系</text:span><text:span text:style-name="T9">公轉</text:span><text:span text:style-name="T55">週期</text:span><text:span text:style-name="T3"> </text:span><text:span text:style-name="T3">越</text:span><text:span text:style-name="T55">大，</text:span><text:span text:style-name="T6">T</text:span><text:span text:style-name="T3"> </text:span><text:span text:style-name="T3">越</text:span><text:span text:style-name="T55">大</text:span><text:span text:style-name="T155">。</text:span></text:p>
                                </text:list-item>
                                <text:list-item>
                                  <text:p text:style-name="P78"><text:span text:style-name="T65">星系總質量</text:span><text:span text:style-name="T23"> 投影到（質量軸、</text:span><text:span text:style-name="T36">y</text:span><text:span text:style-name="T27">軸 的 平面）</text:span><text:span text:style-name="T72">的 </text:span><text:span text:style-name="T55">波峰</text:span><text:span text:style-name="T3"> </text:span><text:span text:style-name="T3">越</text:span><text:span text:style-name="T55">大，</text:span><text:span text:style-name="T155">θ</text:span><text:span text:style-name="T3"> </text:span><text:span text:style-name="T3">越</text:span><text:span text:style-name="T3">大</text:span><text:span text:style-name="T155">。</text:span></text:p>
                                  <text:list>
                                    <text:list-item>
                                      <text:p text:style-name="P79"><text:span text:style-name="T162">x扭質量</text:span><text:span text:style-name="T155"> = 星系總質量</text:span><text:span text:style-name="T3"> * </text:span><text:span text:style-name="T38">x重心位置</text:span><text:span text:style-name="T155">。</text:span></text:p>
                                    </text:list-item>
                                    <text:list-item>
                                      <text:p text:style-name="P79"><text:span text:style-name="T155">y</text:span><text:span text:style-name="T162">扭質量</text:span><text:span text:style-name="T155"> = 星系總質量</text:span><text:span text:style-name="T3"> * </text:span><text:span text:style-name="T38">y重心位置</text:span><text:span text:style-name="T155">。</text:span></text:p>
                                    </text:list-item>
                                    <text:list-item>
                                      <text:p text:style-name="P80"><text:span text:style-name="T155">假定，星系的（質量型）重心 在 坐標系零點。</text:span></text:p>
                                      <text:list>
                                        <text:list-item>
                                          <text:p text:style-name="P79"><text:span text:style-name="T162">x扭質量</text:span><text:span text:style-name="T155"> = </text:span><text:span text:style-name="T159">0</text:span><text:span text:style-name="T155">。</text:span></text:p>
                                        </text:list-item>
                                        <text:list-item>
                                          <text:p text:style-name="P79"><text:span text:style-name="T164">y</text:span><text:span text:style-name="T162">扭質量</text:span><text:span text:style-name="T155"> = </text:span><text:span text:style-name="T159">0</text:span><text:span text:style-name="T155">。</text:span></text:p>
                                        </text:list-item>
                                        <text:list-item>
                                          <text:p text:style-name="P87"><text:span text:style-name="T155">星系總質量（仍然）有機率 不等於 </text:span><text:span text:style-name="T154">0</text:span><text:span text:style-name="T155">。</text:span></text:p>
                                          <text:list>
                                            <text:list-item>
                                              <text:p text:style-name="P87"><text:span text:style-name="T155">明顯例子，電中性。</text:span></text:p>
                                            </text:list-item>
                                            <text:list-item>
                                              <text:p text:style-name="P87"><text:span text:style-name="T155">明顯例子，正電 + 負電 </text:span><text:span text:style-name="T154">= 0，原子 仍然有機率 帶有 中子、電子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0"><text:span text:style-name="T155">電磁波。</text:span></text:p>
                                  <text:list>
                                    <text:list-item>
                                      <text:p text:style-name="P81"><text:span text:style-name="T33">宗速運動頻率 </text:span><text:span text:style-name="T49">↔</text:span><text:span text:style-name="T9">（</text:span><text:span text:style-name="T37">1 / </text:span><text:span text:style-name="T65">星系</text:span><text:span text:style-name="T9">公轉</text:span><text:span text:style-name="T55">週期）</text:span><text:span text:style-name="T37">。</text:span></text:p>
                                    </text:list-item>
                                    <text:list-item>
                                      <text:p text:style-name="P82"><text:span text:style-name="T37">電軸投影帶電量</text:span><text:span text:style-name="T33"> </text:span><text:span text:style-name="T49">↔</text:span><text:span text:style-name="T33"> </text:span><text:span text:style-name="T154">x</text:span><text:span text:style-name="T155">軸投影重心。</text:span></text:p>
                                    </text:list-item>
                                    <text:list-item>
                                      <text:p text:style-name="P83"><text:span text:style-name="T37">磁軸投影帶電量</text:span><text:span text:style-name="T33"> </text:span><text:span text:style-name="T49">↔</text:span><text:span text:style-name="T33"> </text:span><text:span text:style-name="T158">y</text:span><text:span text:style-name="T155">軸投影重心。</text:span></text:p>
                                    </text:list-item>
                                    <text:list-item>
                                      <text:p text:style-name="P84"><text:span text:style-name="T37">能量軸</text:span><text:span text:style-name="T33"> </text:span><text:span text:style-name="T49">↔</text:span><text:span text:style-name="T33"> </text:span><text:span text:style-name="T158">質量</text:span><text:span text:style-name="T155">軸。</text:span></text:p>
                                    </text:list-item>
                                    <text:list-item>
                                      <text:p text:style-name="P85"><text:span text:style-name="T162">電扭能量</text:span><text:span text:style-name="T155"> = </text:span><text:span text:style-name="T162">x扭質量</text:span><text:span text:style-name="T155">。</text:span></text:p>
                                      <text:list>
                                        <text:list-item>
                                          <text:p text:style-name="P85"><text:span text:style-name="T162">電扭能量 =</text:span><text:span text:style-name="T155">（</text:span><text:span text:style-name="T37">電軸投影帶電量</text:span><text:span text:style-name="T161">的值</text:span><text:span text:style-name="T155"> * </text:span><text:span text:style-name="T37">能量軸</text:span><text:span text:style-name="T161">的值）的 投影面積</text:span><text:span text:style-name="T162">。</text:span></text:p>
                                        </text:list-item>
                                        <text:list-item>
                                          <text:p text:style-name="P85"><text:span text:style-name="T162">x扭質量 =</text:span><text:span text:style-name="T155">（</text:span><text:span text:style-name="T154">x</text:span><text:span text:style-name="T155">軸投影重心</text:span><text:span text:style-name="T161">的值</text:span><text:span text:style-name="T155"> * </text:span><text:span text:style-name="T158">質量</text:span><text:span text:style-name="T155">軸</text:span><text:span text:style-name="T161">的值）的 投影面積</text:span><text:span text:style-name="T155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5"><text:span text:style-name="T162">磁扭能量</text:span><text:span text:style-name="T155"> = </text:span><text:span text:style-name="T163">y</text:span><text:span text:style-name="T162">扭質量</text:span><text:span text:style-name="T155">。</text:span></text:p>
                                      <text:list>
                                        <text:list-item>
                                          <text:p text:style-name="P85"><text:span text:style-name="T162">磁扭能量 =</text:span><text:span text:style-name="T155">（</text:span><text:span text:style-name="T162">磁</text:span><text:span text:style-name="T37">軸投影帶電量</text:span><text:span text:style-name="T161">的值</text:span><text:span text:style-name="T155"> * </text:span><text:span text:style-name="T37">能量軸</text:span><text:span text:style-name="T161">的值）的 投影面積</text:span><text:span text:style-name="T162">。</text:span></text:p>
                                        </text:list-item>
                                        <text:list-item>
                                          <text:p text:style-name="P85"><text:span text:style-name="T163">y</text:span><text:span text:style-name="T162">扭質量 =</text:span><text:span text:style-name="T155">（</text:span><text:span text:style-name="T163">y</text:span><text:span text:style-name="T155">軸投影重心</text:span><text:span text:style-name="T161">的值</text:span><text:span text:style-name="T155"> * </text:span><text:span text:style-name="T158">質量</text:span><text:span text:style-name="T155">軸</text:span><text:span text:style-name="T161">的值）的 投影面積</text:span><text:span text:style-name="T15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4"><text:span text:style-name="T149">第2種坐標系</text:span><text:span text:style-name="T74">。</text:span></text:p>
                              <text:list>
                                <text:list-item>
                                  <text:p text:style-name="P33"><text:span text:style-name="T65">星系</text:span><text:span text:style-name="T9">公轉</text:span><text:span text:style-name="T55">週期</text:span><text:span text:style-name="T3"> </text:span><text:span text:style-name="T3">越</text:span><text:span text:style-name="T55">大，</text:span><text:span text:style-name="T6">T</text:span><text:span text:style-name="T3"> </text:span><text:span text:style-name="T3">越</text:span><text:span text:style-name="T55">大</text:span><text:span text:style-name="T155">。</text:span></text:p>
                                </text:list-item>
                                <text:list-item>
                                  <text:p text:style-name="P33"><text:span text:style-name="T65">星系總質量</text:span><text:span text:style-name="T23"> 投影到 </text:span><text:span text:style-name="T36">動能</text:span><text:span text:style-name="T27">軸</text:span><text:span text:style-name="T72"> 的 </text:span><text:span text:style-name="T55">波峰</text:span><text:span text:style-name="T3"> </text:span><text:span text:style-name="T3">越</text:span><text:span text:style-name="T55">大，</text:span><text:span text:style-name="T155">θ</text:span><text:span text:style-name="T3"> </text:span><text:span text:style-name="T3">越</text:span><text:span text:style-name="T3">大</text:span><text:span text:style-name="T155">。</text:span></text:p>
                                  <text:list>
                                    <text:list-item>
                                      <text:p text:style-name="P46"><text:span text:style-name="T155">位能軸</text:span><text:span text:style-name="T53">投影能量</text:span><text:span text:style-name="T155"> = </text:span><text:span text:style-name="T165">位能</text:span><text:span text:style-name="T155"> = 星系總能量</text:span><text:span text:style-name="T3"> * </text:span><text:span text:style-name="T1">cos</text:span><text:span text:style-name="T155">θ。</text:span></text:p>
                                    </text:list-item>
                                    <text:list-item>
                                      <text:p text:style-name="P46"><text:span text:style-name="T155">動能軸</text:span><text:span text:style-name="T53">投影能量</text:span><text:span text:style-name="T155"> = 動能 = 星系總能量</text:span><text:span text:style-name="T3"> * </text:span><text:span text:style-name="T5">sin</text:span><text:span text:style-name="T155">θ。</text:span></text:p>
                                      <text:list>
                                        <text:list-item>
                                          <text:p text:style-name="P86"><text:span text:style-name="T155">星系總能量</text:span><text:span text:style-name="T33"> </text:span><text:span text:style-name="T49">↔</text:span><text:span text:style-name="T33"> 極坐標系的 </text:span><text:span text:style-name="T39">r</text:span><text:span text:style-name="T3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1"><text:span text:style-name="T155">電磁波。</text:span></text:p>
                                  <text:list>
                                    <text:list-item>
                                      <text:p text:style-name="P42"><text:span text:style-name="T33">宗速運動頻率 </text:span><text:span text:style-name="T49">↔</text:span><text:span text:style-name="T9">（</text:span><text:span text:style-name="T37">1 / </text:span><text:span text:style-name="T65">星系</text:span><text:span text:style-name="T9">公轉</text:span><text:span text:style-name="T55">週期）</text:span><text:span text:style-name="T37">。</text:span></text:p>
                                    </text:list-item>
                                    <text:list-item>
                                      <text:p text:style-name="P45"><text:span text:style-name="T37">電能軸</text:span><text:span text:style-name="T33"> </text:span><text:span text:style-name="T49">↔</text:span><text:span text:style-name="T33"> </text:span><text:span text:style-name="T157">位能</text:span><text:span text:style-name="T155">軸。</text:span></text:p>
                                    </text:list-item>
                                    <text:list-item>
                                      <text:p text:style-name="P45"><text:span text:style-name="T37">磁能軸</text:span><text:span text:style-name="T33"> </text:span><text:span text:style-name="T49">↔</text:span><text:span text:style-name="T33"> </text:span><text:span text:style-name="T158">動能</text:span><text:span text:style-name="T155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<text:span text:style-name="T155">第</text:span><text:span text:style-name="T156">1種</text:span><text:span text:style-name="T1">坐標系</text:span><text:span text:style-name="T156">、第2種</text:span><text:span text:style-name="T1">坐標系</text:span><text:span text:style-name="T156"> 都有機率。</text:span></text:p>
                              <text:list>
                                <text:list-item>
                                  <text:p text:style-name="P44"><text:span text:style-name="T155">本書（暫時）採用 第</text:span><text:span text:style-name="T160">2</text:span><text:span text:style-name="T155">種</text:span><text:span text:style-name="T1">坐標系</text:span><text:span text:style-name="T155">。</text:span></text:p>
                                  <text:list>
                                    <text:list-item>
                                      <text:p text:style-name="P41"><text:span text:style-name="T33">宗速運動頻率 </text:span><text:span text:style-name="T49">↔</text:span><text:span text:style-name="T9">（</text:span><text:span text:style-name="T37">1 / </text:span><text:span text:style-name="T65">星系</text:span><text:span text:style-name="T9">公轉</text:span><text:span text:style-name="T55">週期）</text:span><text:span text:style-name="T155">。</text:span></text:p>
                                    </text:list-item>
                                    <text:list-item>
                                      <text:p text:style-name="P43"><text:span text:style-name="T37">電能軸</text:span><text:span text:style-name="T33"> </text:span><text:span text:style-name="T49">↔</text:span><text:span text:style-name="T33"> </text:span><text:span text:style-name="T157">位能</text:span><text:span text:style-name="T155">軸。</text:span></text:p>
                                    </text:list-item>
                                    <text:list-item>
                                      <text:p text:style-name="P41"><text:span text:style-name="T37">磁能軸</text:span><text:span text:style-name="T33"> </text:span><text:span text:style-name="T49">↔</text:span><text:span text:style-name="T33"> </text:span><text:span text:style-name="T158">動能</text:span><text:span text:style-name="T155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<text:span text:style-name="T55">假定，該波 是 斜直線</text:span><text:span text:style-name="T155">。</text:span></text:p>
                      <text:list>
                        <text:list-item>
                          <text:p text:style-name="P47"><text:span text:style-name="T166">假定，d 是 無限趨近於0</text:span><text:span text:style-name="T155">。</text:span></text:p>
                        </text:list-item>
                        <text:list-item>
                          <text:p text:style-name="P48"><text:span text:style-name="T34">d前進速度</text:span><text:span text:style-name="T1"> = 宗速 * cos(d宗速方向</text:span><text:span text:style-name="T154">和前進方向之間的角度</text:span><text:span text:style-name="T1">)</text:span><text:span text:style-name="T154">。</text:span></text:p>
                        </text:list-item>
                        <text:list-item>
                          <text:p text:style-name="P49"><text:span text:style-name="T154">d前進距離 = d路徑長 * </text:span><text:span text:style-name="T1">cos(d宗速方向</text:span><text:span text:style-name="T154">和前進方向之間的角度</text:span><text:span text:style-name="T1">)</text:span><text:span text:style-name="T154">。</text:span></text:p>
                        </text:list-item>
                        <text:list-item>
                          <text:p text:style-name="P49"><text:span text:style-name="T154">d上升距離 = d路徑長 * sin</text:span><text:span text:style-name="T1">(d宗速方向</text:span><text:span text:style-name="T154">和前進方向之間的角度</text:span><text:span text:style-name="T1">)</text:span><text:span text:style-name="T154">。</text:span></text:p>
                        </text:list-item>
                        <text:list-item>
                          <text:p text:style-name="P48"><text:span text:style-name="T154">d花費時間 = d路徑長 / 宗速。</text:span></text:p>
                          <text:list>
                            <text:list-item>
                              <text:p text:style-name="P48"><text:span text:style-name="T154">d化費時間 = d前進距離 / d前進速度。</text:span></text:p>
                            </text:list-item>
                            <text:list-item>
                              <text:p text:style-name="P48"><text:span text:style-name="T168">d</text:span><text:span text:style-name="T154">前進距離 = d前進速度 * d花費時間。</text:span></text:p>
                            </text:list-item>
                            <text:list-item>
                              <text:p text:style-name="P50"><text:span text:style-name="T154">相同的 </text:span><text:span text:style-name="T169">d</text:span><text:span text:style-name="T154">花費時間，</text:span><text:span text:style-name="T169">d</text:span><text:span text:style-name="T154">前進速度 越高。</text:span></text:p>
                              <text:list>
                                <text:list-item>
                                  <text:p text:style-name="P50"><text:span text:style-name="T153">d</text:span><text:span text:style-name="T1">宗速方向</text:span><text:span text:style-name="T154">和前進方向之間的角度 越低。</text:span></text:p>
                                </text:list-item>
                                <text:list-item>
                                  <text:p text:style-name="P50"><text:span text:style-name="T169">d</text:span><text:span text:style-name="T154">前進距離 越高。</text:span></text:p>
                                </text:list-item>
                                <text:list-item>
                                  <text:p text:style-name="P50"><text:span text:style-name="T169">d</text:span><text:span text:style-name="T154">上升距離 越低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以（速度 是）宗速（的）震盪（波）的 頻率。</text:p>
                    </text:list-item>
                  </text:list>
                </text:list-item>
                <text:list-item>
                  <text:p text:style-name="P11">明顯例子，假定，第一個個體 直接蘊含 第二個個體。</text:p>
                  <text:list>
                    <text:list-item>
                      <text:p text:style-name="P11">第二個個體的 速度 是 宗速。</text:p>
                    </text:list-item>
                    <text:list-item>
                      <text:p text:style-name="P88">宗速 相依於，第一個個體的 材料特性。</text:p>
                    </text:list-item>
                    <text:list-item>
                      <text:p text:style-name="P6">明顯例子，假定，空間 是 第一個個體。</text:p>
                      <text:list>
                        <text:list-item>
                          <text:p text:style-name="P6">假定，空間 直接蘊含 第二個個體。</text:p>
                        </text:list-item>
                        <text:list-item>
                          <text:p text:style-name="P12">第二個個體的 宗速 是 光速。</text:p>
                        </text:list-item>
                        <text:list-item>
                          <text:p text:style-name="P12">明顯例子，光、重力波 的 宗速 是 光速。</text:p>
                        </text:list-item>
                      </text:list>
                    </text:list-item>
                    <text:list-item>
                      <text:p text:style-name="P12">明顯例子，假定，空氣 是 第一個個體。</text:p>
                      <text:list>
                        <text:list-item>
                          <text:p text:style-name="P12">假定，空氣 直接蘊含 第二個個體。</text:p>
                        </text:list-item>
                        <text:list-item>
                          <text:p text:style-name="P12">第二個個體的 宗速 是 音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（其他文件的 後續內容）</text:p>
              <text:list>
                <text:list-item>
                  <text:p text:style-name="P67">（<text:span text:style-name="T84">能量、儲量</text:span><text:span text:style-name="T80"> 文件群的 </text:span><text:span text:style-name="T75">光電效應</text:span>）</text:p>
                  <text:list>
                    <text:list-item>
                      <text:p text:style-name="P55">光強 是 光（本身）蘊含的 宗量。</text:p>
                      <text:list>
                        <text:list-item>
                          <text:p text:style-name="P55">已知，光強 正比於 (光的能量)<text:span text:style-name="T51">2</text:span><text:span text:style-name="T140">。</text:span></text:p>
                        </text:list-item>
                        <text:list-item>
                          <text:p text:style-name="P60">光強、光電效應 無相關。</text:p>
                        </text:list-item>
                        <text:list-item>
                          <text:p text:style-name="P59"><text:span text:style-name="T54">相同的 前進</text:span><text:span text:style-name="T108">速</text:span><text:span text:style-name="T137">度</text:span><text:span text:style-name="T54">，光的 振幅 越小→</text:span><text:span text:style-name="T62">宗速運動頻率 越高→</text:span><text:span text:style-name="T54">電磁個體的 吸引力 越大。</text:span></text:p>
                          <text:list>
                            <text:list-item>
                              <text:p text:style-name="P57"><text:span text:style-name="T54">→</text:span><text:span text:style-name="T63"> 電磁波的 能量 越強 →</text:span><text:span text:style-name="T64"> 電子 被撞出 金屬板的 機率 越高</text:span><text:span text:style-name="T63">。</text:span></text:p>
                            </text:list-item>
                            <text:list-item>
                              <text:p text:style-name="P69"><text:span text:style-name="T54">（前進速度、電磁個體 的 相關描述在 </text:span><text:span text:style-name="T76">能量、儲量</text:span><text:span text:style-name="T54"> 文件群的 質量）</text:span></text:p>
                            </text:list-item>
                          </text:list>
                        </text:list-item>
                        <text:list-item>
                          <text:p text:style-name="P35"><text:span text:style-name="T54">相同的 </text:span><text:span text:style-name="T62">宗速運動頻率，</text:span><text:span text:style-name="T54">光的 振幅 越大 →</text:span><text:span text:style-name="T62"> </text:span><text:span text:style-name="T54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已知，電磁波 在做 螺旋線運動。</text:p>
              <text:list>
                <text:list-item>
                  <text:p text:style-name="P70"><text:span text:style-name="T54">（螺旋線運動 的 相關描述在 </text:span><text:span text:style-name="T76">能量、儲量</text:span><text:span text:style-name="T54"> 文件群的 質量）</text:span></text:p>
                </text:list-item>
                <text:list-item>
                  <text:p text:style-name="P62">已知，相同 振幅，電磁波的 宗速運動頻率 越高，電磁個體的 吸引力 越強，能量 越高。</text:p>
                </text:list-item>
                <text:list-item>
                  <text:p text:style-name="P62">能量 越高，（電磁波 進入的）電子的 速度 越高，電子的 速度 越容易 高於 逃逸速度。</text:p>
                  <text:list>
                    <text:list-item>
                      <text:p text:style-name="P62">電子 越容易 脫離 金屬板。</text:p>
                    </text:list-item>
                    <text:list-item>
                      <text:p text:style-name="P62">明顯例子，太陽光 照射 空氣。</text:p>
                      <text:list>
                        <text:list-item>
                          <text:p text:style-name="P63">空氣的 速度 提高，空氣的 速度 越容易 高於（離開 地球 所需的）逃逸速度。</text:p>
                        </text:list-item>
                        <text:list-item>
                          <text:p text:style-name="P63">空氣 越容易 脫離 地球。</text:p>
                        </text:list-item>
                      </text:list>
                    </text:list-item>
                    <text:list-item>
                      <text:p text:style-name="P62">明顯例子，力 推動 空氣。</text:p>
                      <text:list>
                        <text:list-item>
                          <text:p text:style-name="P63">空氣的 速度 提高，空氣的 速度 越容易 高於（離開 地球 所需的）逃逸速度。</text:p>
                        </text:list-item>
                        <text:list-item>
                          <text:p text:style-name="P63">空氣 越容易 脫離 地球。</text:p>
                        </text:list-item>
                      </text:list>
                    </text:list-item>
                  </text:list>
                </text:list-item>
                <text:list-item>
                  <text:p text:style-name="P63">明顯例子，在 失重 的 外太空。</text:p>
                  <text:list>
                    <text:list-item>
                      <text:p text:style-name="P58"><text:span text:style-name="T67">沙粉</text:span><text:span text:style-name="T65"> 聚集成 鬆散的沙粉球。</text:span></text:p>
                      <text:list>
                        <text:list-item>
                          <text:p text:style-name="P63">沙粉 是 一堆沙粒。</text:p>
                        </text:list-item>
                      </text:list>
                    </text:list-item>
                    <text:list-item>
                      <text:p text:style-name="P63">假定，某一特定沙粒（高速）衝向 沙粉球。</text:p>
                      <text:list>
                        <text:list-item>
                          <text:p text:style-name="P63">沙粒 有機率穿過 沙粉球。</text:p>
                          <text:list>
                            <text:list-item>
                              <text:p text:style-name="P63">沙粒、沙粉球 沒有 撞擊 現象。</text:p>
                              <text:list>
                                <text:list-item>
                                  <text:p text:style-name="P63">明顯例子，奧莫莫。</text:p>
                                </text:list-item>
                              </text:list>
                            </text:list-item>
                            <text:list-item>
                              <text:p text:style-name="P63">沙粒、沙粉 仍然有 交互作用。</text:p>
                              <text:list>
                                <text:list-item>
                                  <text:p text:style-name="P63">明顯例子，奧莫莫、地球 萬有引力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3">沙粒 有機率撞穿 沙粉球。</text:p>
                          <text:list>
                            <text:list-item>
                              <text:p text:style-name="P63">沙粒 沒有被 沙粉球 捕捉到。</text:p>
                            </text:list-item>
                            <text:list-item>
                              <text:p text:style-name="P63">（原本在 沙粉球 裡面的）幾個沙粒 有機率被撞出 沙粉球。</text:p>
                              <text:list>
                                <text:list-item>
                                  <text:p text:style-name="P63">該幾個沙粒 有機率脫離 沙粉球。</text:p>
                                </text:list-item>
                                <text:list-item>
                                  <text:p text:style-name="P63">該幾個沙粒 有機率變成 流浪沙粒。</text:p>
                                </text:list-item>
                                <text:list-item>
                                  <text:p text:style-name="P63">該幾個沙粒 有機率 被沙粒捕捉、繞著沙粒做公轉和自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3">沙粒 有機率被 沙粉球 捕捉到，變成 沙粉球的 內在物質、其中一份子。</text:p>
                          <text:list>
                            <text:list-item>
                              <text:p text:style-name="P63">沙粒 有機率撞到 之後，被 <text:s/>捕捉到，變成 沙粉球的 內在物質、其中一份子。</text:p>
                            </text:list-item>
                            <text:list-item>
                              <text:p text:style-name="P63">沙粒 有機率沒有撞到 其他沙粒，被 沙粉球 捕捉到，變成 沙粉球的 內在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假定，沙粉球捕捉到沙粒、沙粒捕捉到沙粉球。</text:p>
                      <text:list>
                        <text:list-item>
                          <text:p text:style-name="P63">沙粒的 質量 越小，沙粉球捕捉到沙粒的 機率 越高。</text:p>
                        </text:list-item>
                        <text:list-item>
                          <text:p text:style-name="P63">沙粒的 質量 越大，沙粒捕捉到沙粉球的 機率 越高。</text:p>
                          <text:list>
                            <text:list-item>
                              <text:p text:style-name="P63">沙粉球 被 沙粒 拉著跑、推著跑。</text:p>
                              <text:list>
                                <text:list-item>
                                  <text:p text:style-name="P58"><text:span text:style-name="T65">拉著跑 →</text:span><text:span text:style-name="T66"> 被聚集、沙粉球繞著沙粒公轉和自轉、沙粉球跟著沙粒前進。</text:span></text:p>
                                </text:list-item>
                                <text:list-item>
                                  <text:p text:style-name="P58"><text:span text:style-name="T66">推著跑 → 被吹散、沙粉球被（部分、全部）打散。</text:span><text:span text:style-name="T96">（抽象例子，核分裂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光、電磁波 不是 波、粒子。</text:p>
                      <text:list>
                        <text:list-item>
                          <text:p text:style-name="P63">光、電磁波 是 一個（以上）粒子、一群粒子、一個宗態譜個體、一群宗態譜個體。</text:p>
                          <text:list>
                            <text:list-item>
                              <text:p text:style-name="P63">力、（人類 認定的）能量、物質 不是 波、粒子。</text:p>
                            </text:list-item>
                            <text:list-item>
                              <text:p text:style-name="P63">能量、物質、空間 是，一個、一群 宗速運動頻率 組成的 宗態譜個體。</text:p>
                              <text:list>
                                <text:list-item>
                                  <text:p text:style-name="P70"><text:span text:style-name="T65">（宗態譜 的 相關描述在 能量、儲量 文件群的 </text:span><text:span text:style-name="T78">宗態</text:span><text:span text:style-name="T65">、</text:span><text:span text:style-name="T78">宗態譜</text:span><text:span text:style-name="T65">）</text:span></text:p>
                                </text:list-item>
                                <text:list-item>
                                  <text:p text:style-name="P63">組成 是 包覆、蘊含、擁有、宗疊。</text:p>
                                </text:list-item>
                                <text:list-item>
                                  <text:p text:style-name="P58"><text:span text:style-name="T65">宗速運動頻率</text:span><text:span text:style-name="T42"> </text:span><text:span text:style-name="T50">↔</text:span><text:span text:style-name="T45"> 太陽系的 公轉頻率</text:span><text:span text:style-name="T65">。</text:span></text:p>
                                  <text:list>
                                    <text:list-item>
                                      <text:p text:style-name="P71">（後面有提到）</text:p>
                                    </text:list-item>
                                  </text:list>
                                </text:list-item>
                                <text:list-item>
                                  <text:p text:style-name="P63">抽象例子，宇宙大一統理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3">一群粒子 形成（人類 認定的）波粒二象性。</text:p>
                          <text:list>
                            <text:list-item>
                              <text:p text:style-name="P63">已知，波粒二象性 不是 同時出現 波、粒子 兩種 特徵、特性、性質。</text:p>
                            </text:list-item>
                            <text:list-item>
                              <text:p text:style-name="P63">已知，波粒二象性 是 有時出現波的特徵、有時出現粒子的特徵。</text:p>
                              <text:list>
                                <text:list-item>
                                  <text:p text:style-name="P58"><text:span text:style-name="T65">明顯例子，鳥群 有時出現聚在一起飛行</text:span><text:span text:style-name="T23">舞動、有時V字形飛行</text:span><text:span text:style-name="T65">。</text:span></text:p>
                                  <text:list>
                                    <text:list-item>
                                      <text:p text:style-name="P58"><text:span text:style-name="T65">鳥群 有機率做出，看起來像 聚在一起飛行</text:span><text:span text:style-name="T23">舞動的 V字形飛行。</text:span></text:p>
                                    </text:list-item>
                                    <text:list-item>
                                      <text:p text:style-name="P58"><text:span text:style-name="T65">某一特定個體 有機率，把 鳥群 視為 一隻鳥</text:span><text:span text:style-name="T68">。</text:span></text:p>
                                      <text:list>
                                        <text:list-item>
                                          <text:p text:style-name="P63">該個體 有機率認定，鳥群 是 一個 結實個體、無法再被細分的個體。</text:p>
                                        </text:list-item>
                                        <text:list-item>
                                          <text:p text:style-name="P64">明顯例子。</text:p>
                                          <text:list>
                                            <text:list-item>
                                              <text:p text:style-name="P58"><text:span text:style-name="T69">該個體 有機率，把 太陽系 視為 一顆恆星</text:span><text:span text:style-name="T65">。</text:span></text:p>
                                            </text:list-item>
                                            <text:list-item>
                                              <text:p text:style-name="P63">該個體 有機率認定，太陽系 是 一顆太陽。</text:p>
                                            </text:list-item>
                                            <text:list-item>
                                              <text:p text:style-name="P63">該個體 有機率認定，太陽系 等於 太陽。</text:p>
                                            </text:list-item>
                                            <text:list-item>
                                              <text:p text:style-name="P63">該個體 有機率認定，太陽系的 質量 等於 太陽的 質量。</text:p>
                                            </text:list-item>
                                            <text:list-item>
                                              <text:p text:style-name="P63">該個體 有機率認定，太陽系 不存在 行星、衛星、彗星、小行星。</text:p>
                                            </text:list-item>
                                            <text:list-item>
                                              <text:p text:style-name="P58"><text:span text:style-name="T69">該個體 有機率認定，太陽系</text:span><text:span text:style-name="T65"> 是 一個 結實個體。</text:span></text:p>
                                            </text:list-item>
                                            <text:list-item>
                                              <text:p text:style-name="P63">該個體 有機率不知道，太陽系 可以 再細分出 太陽、地球、月球。</text:p>
                                            </text:list-item>
                                            <text:list-item>
                                              <text:p text:style-name="P63">該個體 有機率不知道，地球 在 公轉、自轉。</text:p>
                                            </text:list-item>
                                            <text:list-item>
                                              <text:p text:style-name="P63">該個體 有機率不知道，地球 有機率 脫離太陽系、進入其他星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4">明顯例子。</text:p>
                                          <text:list>
                                            <text:list-item>
                                              <text:p text:style-name="P58"><text:span text:style-name="T69">該個體 有機率，把 某一特定星系 視為 一顆恆星</text:span><text:span text:style-name="T65">。</text:span></text:p>
                                            </text:list-item>
                                            <text:list-item>
                                              <text:p text:style-name="P63">該個體 有機率認定，該星系 是 一顆恆星。</text:p>
                                            </text:list-item>
                                            <text:list-item>
                                              <text:p text:style-name="P63">該個體 有機率認定，該陽系 等於 一顆恆星。</text:p>
                                            </text:list-item>
                                            <text:list-item>
                                              <text:p text:style-name="P63">該個體 有機率認定，該星系（只）有 一顆恆星。</text:p>
                                            </text:list-item>
                                            <text:list-item>
                                              <text:p text:style-name="P58"><text:span text:style-name="T65">該個體 有機率不知道，該星系 有機率有</text:span><text:span text:style-name="T23"> 某一特定伴星系</text:span><text:span text:style-name="T65">。</text:span></text:p>
                                            </text:list-item>
                                            <text:list-item>
                                              <text:p text:style-name="P58"><text:span text:style-name="T65">該個體 有機率不知道，該星系 有機率有</text:span><text:span text:style-name="T23"> </text:span><text:span text:style-name="T24">1</text:span><text:span text:style-name="T23">顆恆</text:span><text:span text:style-name="T65">星（以上）。</text:span></text:p>
                                            </text:list-item>
                                            <text:list-item>
                                              <text:p text:style-name="P58"><text:span text:style-name="T65">該個體 有機率不知道，該星系 有機率有</text:span><text:span text:style-name="T23"> </text:span><text:span text:style-name="T24">n體問題</text:span><text:span text:style-name="T65">。</text:span></text:p>
                                            </text:list-item>
                                            <text:list-item>
                                              <text:p text:style-name="P58"><text:span text:style-name="T65">該個體 有機率不知道，該星系 有機率有</text:span><text:span text:style-name="T23"> 某一特定</text:span><text:span text:style-name="T24">黑洞</text:span><text:span text:style-name="T65">。</text:span></text:p>
                                            </text:list-item>
                                            <text:list-item>
                                              <text:p text:style-name="P58"><text:span text:style-name="T65">該個體 有機率不知道，該星系</text:span><text:span text:style-name="T24">、其他星系 有機率 碰撞、合併</text:span><text:span text:style-name="T65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8"><text:span text:style-name="T65">該個體 有機率認定，這隻鳥 有（飛行舞動）（</text:span><text:span text:style-name="T23">V</text:span><text:span text:style-name="T65">字形飛行）二象性。</text:span></text:p>
                                    </text:list-item>
                                    <text:list-item>
                                      <text:p text:style-name="P63">該個體 有機率認定，鳥群 不能再分割、不能再細分。</text:p>
                                    </text:list-item>
                                    <text:list-item>
                                      <text:p text:style-name="P64">該個體 有機率認定，鳥群 是 一隻 鳥類個體。</text:p>
                                    </text:list-item>
                                    <text:list-item>
                                      <text:p text:style-name="P58"><text:span text:style-name="T65">該個體 有機率不知道，鳥群 是由</text:span><text:span text:style-name="T23"> </text:span><text:span text:style-name="T25">n隻 </text:span><text:span text:style-name="T69">鳥類個體 組成。</text:span></text:p>
                                    </text:list-item>
                                    <text:list-item>
                                      <text:p text:style-name="P58"><text:span text:style-name="T69">該個體 有機率認定，</text:span><text:span text:style-name="T70">不同鳥群 都是 同一個鳥類物種的（鳥類）個體</text:span><text:span text:style-name="T69">。</text:span></text:p>
                                      <text:list>
                                        <text:list-item>
                                          <text:p text:style-name="P64">明顯例子，該個體 有機率認定，太陽系、仙女星系 都是 一顆白矮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4">該個體 有機率認定，鳥群是由 同一種、只有一種 鳥類，的個體群 組成。</text:p>
                                    </text:list-item>
                                    <text:list-item>
                                      <text:p text:style-name="P58"><text:span text:style-name="T65">該個體 有機率不知道，不同</text:span><text:span text:style-name="T25"> </text:span><text:span text:style-name="T69">鳥類個體 有 不同 大小、特徵、特性。</text:span></text:p>
                                    </text:list-item>
                                    <text:list-item>
                                      <text:p text:style-name="P58"><text:span text:style-name="T65">該個體 有機率不知道，不同</text:span><text:span text:style-name="T25"> </text:span><text:span text:style-name="T69">鳥類 有 不同 大小、特徵、特性。</text:span></text:p>
                                    </text:list-item>
                                    <text:list-item>
                                      <text:p text:style-name="P58"><text:span text:style-name="T65">該個體 有機率不知道，物種</text:span><text:span text:style-name="T69"> 有 鳥類、魚類、人類。</text:span></text:p>
                                    </text:list-item>
                                    <text:list-item>
                                      <text:p text:style-name="P72">該個體 有機率不知道，物種 有 碳基生命物種、矽基生命物種。</text:p>
                                    </text:list-item>
                                    <text:list-item>
                                      <text:p text:style-name="P72">該個體 有機率不知道，物種 有 原生物種、亞種原生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3">波的 特性。</text:p>
                              <text:list>
                                <text:list-item>
                                  <text:p text:style-name="P63">明顯例子，鳥群 聚在一起 飛行舞動，形成 波的 特性。</text:p>
                                </text:list-item>
                                <text:list-item>
                                  <text:p text:style-name="P63">明顯例子，魚群 聚在一起 游泳舞動，形成 波的 特性。</text:p>
                                </text:list-item>
                                <text:list-item>
                                  <text:p text:style-name="P63">明顯例子，腳踏車競賽，選手群 聚在一起 前進，形成 波的 特性。</text:p>
                                </text:list-item>
                              </text:list>
                            </text:list-item>
                            <text:list-item>
                              <text:p text:style-name="P63">粒子的 特性。</text:p>
                              <text:list>
                                <text:list-item>
                                  <text:p text:style-name="P58"><text:span text:style-name="T65">明顯例子，候鳥</text:span><text:span text:style-name="T23"> V字</text:span><text:span text:style-name="T65">形 飛行，形成 粒子的 特性。</text:span></text:p>
                                </text:list-item>
                                <text:list-item>
                                  <text:p text:style-name="P63">明顯例子，小魚 魚貫形 前進，形成 粒子的 特性。</text:p>
                                </text:list-item>
                                <text:list-item>
                                  <text:p text:style-name="P58"><text:span text:style-name="T65">明顯例子，腳踏車競賽，</text:span><text:span text:style-name="T141">破風者、</text:span><text:span text:style-name="T65">追風者 一字形 前進，形成 粒子的 特性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<text:span text:style-name="T65">沙粒</text:span><text:span text:style-name="T42"> </text:span><text:span text:style-name="T50">↔</text:span><text:span text:style-name="T45"> 電磁波</text:span><text:span text:style-name="T42"> </text:span><text:span text:style-name="T50">↔</text:span><text:span text:style-name="T45"> 太陽系</text:span><text:span text:style-name="T65">。</text:span></text:p>
                      <text:list>
                        <text:list-item>
                          <text:p text:style-name="P58"><text:span text:style-name="T65">沙粒</text:span><text:span text:style-name="T42"> </text:span><text:span text:style-name="T50">↔</text:span><text:span text:style-name="T45"> 電磁波</text:span><text:span text:style-name="T42"> </text:span><text:span text:style-name="T50">↔</text:span><text:span text:style-name="T45"> 太陽系</text:span><text:span text:style-name="T65">。</text:span></text:p>
                          <text:list>
                            <text:list-item>
                              <text:p text:style-name="P58"><text:span text:style-name="T65">沙粒</text:span><text:span text:style-name="T42"> </text:span><text:span text:style-name="T50">↔</text:span><text:span text:style-name="T45"> &lt;?</text:span><text:span text:style-name="T46">a&gt;個體、第a層級宗態譜個體</text:span><text:span text:style-name="T42"> </text:span><text:span text:style-name="T50">↔</text:span><text:span text:style-name="T45"> 太陽系</text:span><text:span text:style-name="T65">。</text:span></text:p>
                            </text:list-item>
                            <text:list-item>
                              <text:p text:style-name="P58"><text:span text:style-name="T65">電磁波</text:span><text:span text:style-name="T42"> </text:span><text:span text:style-name="T50">↔</text:span><text:span text:style-name="T45"> 星系、</text:span><text:span text:style-name="T65">星系結構。</text:span></text:p>
                            </text:list-item>
                          </text:list>
                        </text:list-item>
                        <text:list-item>
                          <text:p text:style-name="P58"><text:span text:style-name="T65">沙粉球</text:span><text:span text:style-name="T42"> </text:span><text:span text:style-name="T50">↔</text:span><text:span text:style-name="T45"> 電子、金屬板、（人類 認定的）能量、物質</text:span><text:span text:style-name="T42"> </text:span><text:span text:style-name="T50">↔</text:span><text:span text:style-name="T45"> 其他星系</text:span><text:span text:style-name="T65">。</text:span></text:p>
                          <text:list>
                            <text:list-item>
                              <text:p text:style-name="P58"><text:span text:style-name="T65">沙粉球</text:span><text:span text:style-name="T42"> </text:span><text:span text:style-name="T50">↔</text:span><text:span text:style-name="T45"> &lt;?</text:span><text:span text:style-name="T47">b</text:span><text:span text:style-name="T46">&gt;個體、第</text:span><text:span text:style-name="T47">b</text:span><text:span text:style-name="T46">層級宗態譜個體</text:span><text:span text:style-name="T42"> </text:span><text:span text:style-name="T50">↔</text:span><text:span text:style-name="T45"> 其他星系</text:span><text:span text:style-name="T65">。</text:span><text:span text:style-name="T89">（</text:span><text:span text:style-name="T98">a</text:span><text:span text:style-name="T90">n </text:span><text:span text:style-name="T91">≥</text:span><text:span text:style-name="T92"> a、b </text:span><text:span text:style-name="T91">≥</text:span><text:span text:style-name="T92"> </text:span><text:span text:style-name="T99">a</text:span><text:span text:style-name="T92">u</text:span><text:span text:style-name="T97">）</text:span></text:p>
                            </text:list-item>
                          </text:list>
                        </text:list-item>
                        <text:list-item>
                          <text:p text:style-name="P58"><text:span text:style-name="T65">沙粒、沙粉球 的 質量</text:span><text:span text:style-name="T42"> </text:span><text:span text:style-name="T50">↔</text:span><text:span text:style-name="T45"> 電磁個體、電子的 帶電量</text:span><text:span text:style-name="T42"> </text:span><text:span text:style-name="T50">↔</text:span><text:span text:style-name="T45"> 太陽系、其他星系的 質量</text:span><text:span text:style-name="T65">。</text:span></text:p>
                        </text:list-item>
                        <text:list-item>
                          <text:p text:style-name="P58"><text:span text:style-name="T65">沙粒熱輻射的 變化</text:span><text:span text:style-name="T42"> </text:span><text:span text:style-name="T50">↔</text:span><text:span text:style-name="T45"> 電磁個體的 振幅變化</text:span><text:span text:style-name="T42"> </text:span><text:span text:style-name="T50">↔</text:span><text:span text:style-name="T45"> 太陽風的 週期變化</text:span><text:span text:style-name="T65">。</text:span></text:p>
                        </text:list-item>
                        <text:list-item>
                          <text:p text:style-name="P58"><text:span text:style-name="T65">沙粒、沙粉球 的 公轉頻率</text:span><text:span text:style-name="T42"> </text:span><text:span text:style-name="T50">↔</text:span><text:span text:style-name="T45"> 電磁波的 宗速運動頻率</text:span><text:span text:style-name="T42"> </text:span><text:span text:style-name="T50">↔</text:span><text:span text:style-name="T45"> 太陽系的 公轉頻率</text:span><text:span text:style-name="T65">。</text:span></text:p>
                          <text:list>
                            <text:list-item>
                              <text:p text:style-name="P63">太陽系的 公轉頻率 不是 地球的 公轉頻率。</text:p>
                            </text:list-item>
                            <text:list-item>
                              <text:p text:style-name="P58"><text:span text:style-name="T65">太陽系的 公轉頻率 是 太陽系 完成一個公轉週期的 頻率、</text:span><text:span text:style-name="T23">（</text:span><text:span text:style-name="T26">所需時</text:span><text:span text:style-name="T71">間的倒數</text:span><text:span text:style-name="T65">）。</text:span></text:p>
                            </text:list-item>
                            <text:list-item>
                              <text:p text:style-name="P58"><text:span text:style-name="T45">電磁波的 宗速運動頻率</text:span><text:span text:style-name="T141"> 是 電磁波 完成一個公轉週期的 頻率</text:span><text:span text:style-name="T65">。</text:span></text:p>
                              <text:list>
                                <text:list-item>
                                  <text:p text:style-name="P63">電磁波的 波形 有機率不是 完美的 弦波。</text:p>
                                </text:list-item>
                                <text:list-item>
                                  <text:p text:style-name="P63">電磁波的 波形 有機率是 某一特定曲線。</text:p>
                                  <text:list>
                                    <text:list-item>
                                      <text:p text:style-name="P58"><text:span text:style-name="T65">電磁波的 波形</text:span><text:span text:style-name="T42"> </text:span><text:span text:style-name="T50">↔</text:span><text:span text:style-name="T45"> </text:span><text:span text:style-name="T65">太陽系（</text:span><text:span text:style-name="T141">一個公轉週期）</text:span><text:span text:style-name="T65">的 總質量變化曲線。</text:span></text:p>
                                      <text:list>
                                        <text:list-item>
                                          <text:p text:style-name="P58"><text:span text:style-name="T65">電磁波的 電波形</text:span><text:span text:style-name="T42"> </text:span><text:span text:style-name="T50">↔</text:span><text:span text:style-name="T45"> </text:span><text:span text:style-name="T65">太陽系的 總質量</text:span><text:span text:style-name="T23"> 投影到 </text:span><text:span text:style-name="T27">x軸</text:span><text:span text:style-name="T72"> 的 </text:span><text:span text:style-name="T65">變化曲線。</text:span></text:p>
                                        </text:list-item>
                                        <text:list-item>
                                          <text:p text:style-name="P58"><text:span text:style-name="T65">電磁波的 磁波形</text:span><text:span text:style-name="T42"> </text:span><text:span text:style-name="T50">↔</text:span><text:span text:style-name="T45"> </text:span><text:span text:style-name="T65">太陽系的 總質量</text:span><text:span text:style-name="T23"> 投影到 </text:span><text:span text:style-name="T28">y</text:span><text:span text:style-name="T27">軸</text:span><text:span text:style-name="T72"> 的 </text:span><text:span text:style-name="T65">變化曲線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3">明顯例子，太陽系的 總質量變化曲線 不是 完美的 弦波。</text:p>
                                      <text:list>
                                        <text:list-item>
                                          <text:p text:style-name="P63">太陽系的 總質量變化曲線 是 某一特定曲線。</text:p>
                                        </text:list-item>
                                        <text:list-item>
                                          <text:p text:style-name="P63">明顯例子，地球、水星 的 公轉 沒有同步、沒有共振。</text:p>
                                          <text:list>
                                            <text:list-item>
                                              <text:p text:style-name="P63">太陽系的 總質量變化曲線 不會形成、無法形成 完美的 弦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8"><text:span text:style-name="T106">宗速運動頻率 越高</text:span><text:span text:style-name="T110"> </text:span><text:span text:style-name="T133">↔</text:span><text:span text:style-name="T111"> </text:span><text:span text:style-name="T107">公轉頻率 越高</text:span><text:span text:style-name="T110"> </text:span><text:span text:style-name="T133">↔</text:span><text:span text:style-name="T111"> </text:span><text:span text:style-name="T107">太陽系的 動能 越高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3">電磁波的 最大電振幅、最大磁振幅 越大，整體帶電量 越大。</text:p>
                              <text:list>
                                <text:list-item>
                                  <text:p text:style-name="P58"><text:span text:style-name="T65">整體帶電量、 最大電振幅、最大磁振幅</text:span><text:span text:style-name="T27"> 之間的 關係，跟 電磁坐標系 有關</text:span><text:span text:style-name="T65">。</text:span></text:p>
                                </text:list-item>
                                <text:list-item>
                                  <text:p text:style-name="P58"><text:span text:style-name="T65">太陽系的 最大（總質量</text:span><text:span text:style-name="T23"> 投影到 </text:span><text:span text:style-name="T27">x軸 的）</text:span><text:span text:style-name="T29">x軸投影</text:span><text:span text:style-name="T27">質量 越大，總質量 越大</text:span><text:span text:style-name="T65">。</text:span></text:p>
                                </text:list-item>
                                <text:list-item>
                                  <text:p text:style-name="P58"><text:span text:style-name="T65">太陽系的 最大（總質量</text:span><text:span text:style-name="T23"> 投影到 </text:span><text:span text:style-name="T30">y</text:span><text:span text:style-name="T27">軸 的）</text:span><text:span text:style-name="T29">y軸投影</text:span><text:span text:style-name="T27">質量 越大，總質量 越大</text:span><text:span text:style-name="T65">。</text:span></text:p>
                                  <text:list>
                                    <text:list-item>
                                      <text:p text:style-name="P58"><text:span text:style-name="T65">總質量、</text:span><text:span text:style-name="T29">x軸投影</text:span><text:span text:style-name="T27">質量、</text:span><text:span text:style-name="T31">y</text:span><text:span text:style-name="T29">軸投影</text:span><text:span text:style-name="T27">質量 之間的 關係，跟 </text:span><text:span text:style-name="T32">xy</text:span><text:span text:style-name="T27">坐標系 有關</text:span><text:span text:style-name="T6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8"><text:span text:style-name="T65">假定，該沙子 做 直線運動</text:span><text:span text:style-name="T42"> </text:span><text:span text:style-name="T50">↔</text:span><text:span text:style-name="T45"> 電磁個體</text:span><text:span text:style-name="T42"> </text:span><text:span text:style-name="T50">↔</text:span><text:span text:style-name="T45"> 太陽 做 直線運動</text:span><text:span text:style-name="T65">。</text:span><text:span text:style-name="T102">（前進方向 是 太陽的 前進方向）</text:span></text:p>
                              <text:list>
                                <text:list-item>
                                  <text:p text:style-name="P58"><text:span text:style-name="T42">沙群 做 螺旋線運動 </text:span><text:span text:style-name="T50">↔</text:span><text:span text:style-name="T45"> 電磁波 做 螺旋線運動</text:span><text:span text:style-name="T42"> </text:span><text:span text:style-name="T50">↔</text:span><text:span text:style-name="T45"> 太陽系 做 螺旋線運動</text:span><text:span text:style-name="T65">。</text:span></text:p>
                                  <text:list>
                                    <text:list-item>
                                      <text:p text:style-name="P58"><text:span text:style-name="T45">太陽系 做 螺旋線運動 是（繞著 太陽 公轉 的）行星 做 螺旋線運動</text:span><text:span text:style-name="T65">。</text:span></text:p>
                                    </text:list-item>
                                    <text:list-item>
                                      <text:p text:style-name="P58"><text:span text:style-name="T45">太陽系做螺旋線運動是</text:span><text:span text:style-name="T44">(</text:span><text:span text:style-name="T45">前進方向、公轉平面有夾角的</text:span><text:span text:style-name="T44">)</text:span><text:span text:style-name="T45">行星做螺旋線運動</text:span><text:span text:style-name="T65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8"><text:span text:style-name="T45">電磁波 </text:span><text:span text:style-name="T141">有機率形成</text:span><text:span text:style-name="T45"> 星系</text:span><text:span text:style-name="T83">型光痕</text:span><text:span text:style-name="T65">。</text:span></text:p>
                                  <text:list>
                                    <text:list-item>
                                      <text:p text:style-name="P58"><text:span text:style-name="T45">星系</text:span><text:span text:style-name="T83">型光痕</text:span><text:span text:style-name="T45"> 是</text:span><text:span text:style-name="T42">，</text:span><text:span text:style-name="T45">電磁波的 </text:span><text:span text:style-name="T141">內在物質</text:span><text:span text:style-name="T45"> </text:span><text:span text:style-name="T141">形成</text:span><text:span text:style-name="T45">的 </text:span><text:span text:style-name="T83">光痕</text:span><text:span text:style-name="T45">。</text:span></text:p>
                                      <text:list>
                                        <text:list-item>
                                          <text:p text:style-name="P58"><text:span text:style-name="T45">星系</text:span><text:span text:style-name="T83">型光痕</text:span><text:span text:style-name="T45"> 是 電磁波的 </text:span><text:span text:style-name="T141">內在物質</text:span><text:span text:style-name="T45"> </text:span><text:span text:style-name="T141">形成</text:span><text:span text:style-name="T45">的 </text:span><text:span text:style-name="T83">道路型光痕</text:span><text:span text:style-name="T141">、</text:span><text:span text:style-name="T83">擾動型光痕</text:span><text:span text:style-name="T45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8"><text:span text:style-name="T45">星系</text:span><text:span text:style-name="T83">型光痕</text:span><text:span text:style-name="T45">。</text:span></text:p>
                                      <text:list>
                                        <text:list-item>
                                          <text:p text:style-name="P58"><text:span text:style-name="T45">星系</text:span><text:span text:style-name="T83">型道路型光痕</text:span><text:span text:style-name="T65">。</text:span></text:p>
                                        </text:list-item>
                                        <text:list-item>
                                          <text:p text:style-name="P58"><text:span text:style-name="T45">星系</text:span><text:span text:style-name="T83">型擾動型光痕</text:span><text:span text:style-name="T65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8"><text:span text:style-name="T45">電磁波 </text:span><text:span text:style-name="T141">有機率被撞</text:span><text:span text:style-name="T142">散</text:span><text:span text:style-name="T65">。</text:span></text:p>
                                      <text:list>
                                        <text:list-item>
                                          <text:p text:style-name="P58"><text:span text:style-name="T45">電磁個體 </text:span><text:span text:style-name="T141">有機率被撞</text:span><text:span text:style-name="T142">散、</text:span><text:span text:style-name="T141">有機率爆炸</text:span><text:span text:style-name="T65">。</text:span></text:p>
                                        </text:list-item>
                                        <text:list-item>
                                          <text:p text:style-name="P58"><text:span text:style-name="T141">被撞</text:span><text:span text:style-name="T142">散、</text:span><text:span text:style-name="T141">爆炸</text:span><text:span text:style-name="T43"> 之後</text:span><text:span text:style-name="T42"> </text:span><text:span text:style-name="T141">有機率形成</text:span><text:span text:style-name="T42">，</text:span><text:span text:style-name="T83">道路型光痕、擾動型光痕</text:span><text:span text:style-name="T65">。</text:span></text:p>
                                          <text:list>
                                            <text:list-item>
                                              <text:p text:style-name="P36"><text:span text:style-name="T65">被撞</text:span><text:span text:style-name="T66">散</text:span><text:span text:style-name="T7"> 之後</text:span><text:span text:style-name="T1"> </text:span><text:span text:style-name="T65">有機率形成</text:span><text:span text:style-name="T1"> </text:span><text:span text:style-name="T8">(</text:span><text:span text:style-name="T1">多</text:span><text:span text:style-name="T65">個、</text:span><text:span text:style-name="T1">多</text:span><text:span text:style-name="T65">群</text:span><text:span text:style-name="T9">）</text:span><text:span text:style-name="T82">道路型光痕、擾動型光痕</text:span><text:span text:style-name="T65">。</text:span></text:p>
                                            </text:list-item>
                                            <text:list-item>
                                              <text:p text:style-name="P37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5"><text:span text:style-name="T105">宗速運動</text:span>頻率。</text:p>
              <text:list>
                <text:list-item>
                  <text:p text:style-name="P73"><text:span text:style-name="T59">（宗速運動頻率 的 相關描述在 </text:span><text:span text:style-name="T77">能量、儲量</text:span><text:span text:style-name="T59"> 的 </text:span><text:span text:style-name="T77">宗速</text:span><text:span text:style-name="T59">、</text:span><text:span text:style-name="T77">宗態</text:span><text:span text:style-name="T59">、</text:span><text:span text:style-name="T77">相態譜</text:span><text:span text:style-name="T59">）</text:span></text:p>
                </text:list-item>
                <text:list-item>
                  <text:p text:style-name="P65">明顯例子，拋物線運動。</text:p>
                  <text:list>
                    <text:list-item>
                      <text:p text:style-name="P52">從 正面 去看，物體 在做 上下運動、等加速度運動。</text:p>
                    </text:list-item>
                    <text:list-item>
                      <text:p text:style-name="P52">從 天空 俯瞰，物體 在做 前進運動、等速度運動。</text:p>
                    </text:list-item>
                    <text:list-item>
                      <text:p text:style-name="P52">假定，某一特定個體 同時拋出 第一個個體、第二個個體。</text:p>
                    </text:list-item>
                    <text:list-item>
                      <text:p text:style-name="P52">假定，第一個個體、第二個個體 的 起點 相同。</text:p>
                    </text:list-item>
                    <text:list-item>
                      <text:p text:style-name="P38"><text:span text:style-name="T2">假定，第一個個體、第二個個體 的 初</text:span><text:span text:style-name="T10">速度</text:span><text:span text:style-name="T2"> 相同。</text:span></text:p>
                    </text:list-item>
                    <text:list-item>
                      <text:p text:style-name="P38"><text:span text:style-name="T2">假定，第一個個體、第二個個體 的 </text:span><text:span text:style-name="T11">上升的 最大高度</text:span><text:span text:style-name="T2"> 相同。</text:span></text:p>
                    </text:list-item>
                    <text:list-item>
                      <text:p text:style-name="P38"><text:span text:style-name="T2">假定，該個體 拋出 第一個個體，的（，距離 地平線 的）角度 是 </text:span><text:span text:style-name="T52">θ</text:span><text:span text:style-name="T79">1</text:span><text:span text:style-name="T2">。</text:span></text:p>
                    </text:list-item>
                    <text:list-item>
                      <text:p text:style-name="P38"><text:span text:style-name="T2">假定，該個體 拋出 第二個個體，的（，距離 地平線 的）角度 是 </text:span><text:span text:style-name="T52">θ</text:span><text:span text:style-name="T79">2</text:span><text:span text:style-name="T2">。</text:span></text:p>
                    </text:list-item>
                    <text:list-item>
                      <text:p text:style-name="P39"><text:span text:style-name="T11">假定，</text:span><text:span text:style-name="T52">θ</text:span><text:span text:style-name="T79">1</text:span><text:span text:style-name="T11"> &gt; </text:span><text:span text:style-name="T52">θ</text:span><text:span text:style-name="T79">2</text:span><text:span text:style-name="T11">。</text:span></text:p>
                      <text:list>
                        <text:list-item>
                          <text:p text:style-name="P39"><text:span text:style-name="T2">從 正面 去看</text:span><text:span text:style-name="T11">。</text:span></text:p>
                          <text:list>
                            <text:list-item>
                              <text:p text:style-name="P39"><text:span text:style-name="T2">垂直加</text:span><text:span text:style-name="T10">速度</text:span><text:span text:style-name="T11">，</text:span><text:span text:style-name="T2">第一個個體 &gt; 第二個個體</text:span><text:span text:style-name="T11">。</text:span></text:p>
                            </text:list-item>
                            <text:list-item>
                              <text:p text:style-name="P39"><text:span text:style-name="T11">滯空時間，</text:span><text:span text:style-name="T2">第一個個體 &lt; 第二個個體</text:span><text:span text:style-name="T11">。</text:span></text:p>
                            </text:list-item>
                          </text:list>
                        </text:list-item>
                        <text:list-item>
                          <text:p text:style-name="P39"><text:span text:style-name="T2">從 天空 俯瞰</text:span><text:span text:style-name="T11">。</text:span></text:p>
                          <text:list>
                            <text:list-item>
                              <text:p text:style-name="P39"><text:span text:style-name="T11">前進速度，</text:span><text:span text:style-name="T2">第一個個體 &lt; 第二個個體</text:span><text:span text:style-name="T11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<text:span text:style-name="T113">物體 做 拋物線運動</text:span><text:span text:style-name="T114"> </text:span><text:span text:style-name="T134">↔</text:span><text:span text:style-name="T115"> 電磁波 </text:span><text:span text:style-name="T116">做 半橢圓運動</text:span><text:span text:style-name="T113">。</text:span></text:p>
                      <text:list>
                        <text:list-item>
                          <text:p text:style-name="P66"><text:span text:style-name="T113">起點</text:span><text:span text:style-name="T114"> </text:span><text:span text:style-name="T134">↔</text:span><text:span text:style-name="T115"> 相位差</text:span><text:span text:style-name="T113">。</text:span></text:p>
                        </text:list-item>
                        <text:list-item>
                          <text:p text:style-name="P66"><text:span text:style-name="T113">上升的 最大高度</text:span><text:span text:style-name="T114"> </text:span><text:span text:style-name="T134">↔</text:span><text:span text:style-name="T115"> </text:span><text:span text:style-name="T109">振幅</text:span><text:span text:style-name="T12">。</text:span></text:p>
                        </text:list-item>
                        <text:list-item>
                          <text:p text:style-name="P66"><text:span text:style-name="T113">滯空時間</text:span><text:span text:style-name="T114"> </text:span><text:span text:style-name="T134">↔</text:span><text:span text:style-name="T115"> (週期時間 / </text:span><text:span text:style-name="T117">2)</text:span><text:span text:style-name="T12">。</text:span></text:p>
                          <text:list>
                            <text:list-item>
                              <text:p text:style-name="P66"><text:span text:style-name="T113">（</text:span><text:span text:style-name="T118">1 / (2 * </text:span><text:span text:style-name="T113">滯空時間</text:span><text:span text:style-name="T118">)</text:span><text:span text:style-name="T113">）</text:span><text:span text:style-name="T134">↔</text:span><text:span text:style-name="T115"> 頻率</text:span><text:span text:style-name="T12">。</text:span></text:p>
                            </text:list-item>
                          </text:list>
                        </text:list-item>
                        <text:list-item>
                          <text:p text:style-name="P66"><text:span text:style-name="T12">前進速度</text:span><text:span text:style-name="T13"> </text:span><text:span text:style-name="T48">↔</text:span><text:span text:style-name="T14"> </text:span><text:span text:style-name="T12">前進速度。</text:span></text:p>
                        </text:list-item>
                        <text:list-item>
                          <text:p text:style-name="P66"><text:span text:style-name="T119">垂直加</text:span><text:span text:style-name="T120">速度</text:span><text:span text:style-name="T114"> </text:span><text:span text:style-name="T134">↔</text:span><text:span text:style-name="T115"> 某一特定</text:span><text:span text:style-name="T121">電磁</text:span><text:span text:style-name="T115">個體的 吸引力</text:span><text:span text:style-name="T12">。</text:span></text:p>
                        </text:list-item>
                        <text:list-item>
                          <text:p text:style-name="P66"><text:span text:style-name="T114">對著 地球重心、地球核心 做 拋物線運動 </text:span><text:span text:style-name="T134">↔</text:span><text:span text:style-name="T115"> 繞著 該</text:span><text:span text:style-name="T121">電磁</text:span><text:span text:style-name="T115">個體 做 半橢圓運動</text:span><text:span text:style-name="T12">。</text:span></text:p>
                          <text:list>
                            <text:list-item>
                              <text:p text:style-name="P66"><text:span text:style-name="T115">該電磁波 的 完整運動、週期性運動 是，繞著 該</text:span><text:span text:style-name="T121">電磁</text:span><text:span text:style-name="T115">個體 做 橢圓運動</text:span><text:span text:style-name="T12">。</text:span></text:p>
                            </text:list-item>
                            <text:list-item>
                              <text:p text:style-name="P66"><text:span text:style-name="T12">該</text:span><text:span text:style-name="T121">電磁</text:span><text:span text:style-name="T12">個體（帶著 該電磁波）前進。</text:span></text:p>
                              <text:list>
                                <text:list-item>
                                  <text:p text:style-name="P66"><text:span text:style-name="T12">該</text:span><text:span text:style-name="T121">電磁</text:span><text:span text:style-name="T12">個體</text:span><text:span text:style-name="T13"> </text:span><text:span text:style-name="T48">↔</text:span><text:span text:style-name="T14"> 太陽</text:span><text:span text:style-name="T12">。</text:span><text:span text:style-name="T85">、地球</text:span></text:p>
                                  <text:list>
                                    <text:list-item>
                                      <text:p text:style-name="P66"><text:span text:style-name="T12">該</text:span><text:span text:style-name="T121">電磁</text:span><text:span text:style-name="T12">個體 （也）是 一種電磁波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6"><text:span text:style-name="T12">該電磁波</text:span><text:span text:style-name="T13"> </text:span><text:span text:style-name="T48">↔</text:span><text:span text:style-name="T14"> 地球</text:span><text:span text:style-name="T12">。</text:span><text:span text:style-name="T85">、月球</text:span></text:p>
                                </text:list-item>
                                <text:list-item>
                                  <text:p text:style-name="P66"><text:span text:style-name="T12">該</text:span><text:span text:style-name="T121">電磁</text:span><text:span text:style-name="T12">個體、該電磁波 的 前進距離</text:span><text:span text:style-name="T13"> </text:span><text:span text:style-name="T48">↔</text:span><text:span text:style-name="T14"> 太陽、地球 的 </text:span><text:span text:style-name="T12">前進</text:span><text:span text:style-name="T14">距離</text:span><text:span text:style-name="T12">。</text:span></text:p>
                                </text:list-item>
                                <text:list-item>
                                  <text:p text:style-name="P66"><text:span text:style-name="T12">該</text:span><text:span text:style-name="T121">電磁</text:span><text:span text:style-name="T12">個體、該電磁波 的 前進速度</text:span><text:span text:style-name="T13"> </text:span><text:span text:style-name="T48">↔</text:span><text:span text:style-name="T14"> 太陽、地球 的 </text:span><text:span text:style-name="T12">前進</text:span><text:span text:style-name="T14">速度</text:span><text:span text:style-name="T12">。</text:span></text:p>
                                </text:list-item>
                                <text:list-item>
                                  <text:p text:style-name="P66"><text:span text:style-name="T12">該電磁波的（電振幅, 磁振幅）</text:span><text:span text:style-name="T48">↔</text:span><text:span text:style-name="T14"> 地球（相對於 太陽）的（</text:span><text:span text:style-name="T15">x, y</text:span><text:span text:style-name="T14">）座標位置</text:span><text:span text:style-name="T12">。</text:span></text:p>
                                </text:list-item>
                                <text:list-item>
                                  <text:p text:style-name="P66"><text:span text:style-name="T12">該</text:span><text:span text:style-name="T121">電磁</text:span><text:span text:style-name="T12">個體 位在 電磁系坐標系的 零點</text:span><text:span text:style-name="T13"> </text:span><text:span text:style-name="T48">↔</text:span><text:span text:style-name="T14"> 太陽 位在 太陽系坐標系的 零點</text:span><text:span text:style-name="T12">。</text:span></text:p>
                                  <text:list>
                                    <text:list-item>
                                      <text:p text:style-name="P66"><text:span text:style-name="T12">該</text:span><text:span text:style-name="T121">電磁</text:span><text:span text:style-name="T12">個體 位在 電磁系平面的 零點</text:span><text:span text:style-name="T13"> </text:span><text:span text:style-name="T48">↔</text:span><text:span text:style-name="T14"> 太陽 位在 太陽系平面的 零點</text:span><text:span text:style-name="T12">。</text:span></text:p>
                                    </text:list-item>
                                    <text:list-item>
                                      <text:p text:style-name="P66"><text:span text:style-name="T12">電磁系</text:span><text:span text:style-name="T13"> </text:span><text:span text:style-name="T48">↔</text:span><text:span text:style-name="T14"> 太陽系</text:span><text:span text:style-name="T12">。</text:span><text:span text:style-name="T93">（牆壁、人類、反光體、吸光體</text:span><text:span text:style-name="T94"> </text:span><text:span text:style-name="T103">↔</text:span><text:span text:style-name="T94"> &lt;?</text:span><text:span text:style-name="T95">a</text:span><text:span text:style-name="T100">n</text:span><text:span text:style-name="T101">≥</text:span><text:span text:style-name="T100">a</text:span><text:span text:style-name="T101">≥3</text:span><text:span text:style-name="T95">&gt;個體、</text:span><text:span text:style-name="T93">（</text:span><text:span text:style-name="T95">人類認定的</text:span><text:span text:style-name="T93">）宇宙牆）</text:span></text:p>
                                    </text:list-item>
                                    <text:list-item>
                                      <text:p text:style-name="P66"><text:span text:style-name="T121">電磁</text:span><text:span text:style-name="T114">域</text:span><text:span text:style-name="T13"> </text:span><text:span text:style-name="T48">↔</text:span><text:span text:style-name="T14"> </text:span><text:span text:style-name="T12">空間域。</text:span><text:span text:style-name="T85">（空間域</text:span><text:span text:style-name="T86"> </text:span><text:span text:style-name="T104">↔</text:span><text:span text:style-name="T87"> </text:span><text:span text:style-name="T88">時域、頻域、某一特定域）</text:span></text:p>
                                      <text:list>
                                        <text:list-item>
                                          <text:p text:style-name="P66"><text:span text:style-name="T12">該</text:span><text:span text:style-name="T121">電磁</text:span><text:span text:style-name="T12">個體、該電磁波 之間的距離 是（電振幅, 磁振幅）。</text:span></text:p>
                                        </text:list-item>
                                        <text:list-item>
                                          <text:p text:style-name="P66"><text:span text:style-name="T14">太陽、地球</text:span><text:span text:style-name="T12"> 之間的距離 是（</text:span><text:span text:style-name="T15">x, y</text:span><text:span text:style-name="T12">）。</text:span></text:p>
                                        </text:list-item>
                                        <text:list-item>
                                          <text:p text:style-name="P66"><text:span text:style-name="T121">（電振幅, 磁振幅）</text:span><text:span text:style-name="T134">↔</text:span><text:span text:style-name="T115">（</text:span><text:span text:style-name="T122">x, y, </text:span><text:span text:style-name="T123">z</text:span><text:span text:style-name="T115">）。</text:span></text:p>
                                          <text:list>
                                            <text:list-item>
                                              <text:p text:style-name="P66"><text:span text:style-name="T121">電磁</text:span><text:span text:style-name="T114">域</text:span><text:span text:style-name="T115"> </text:span><text:span text:style-name="T134">↔</text:span><text:span text:style-name="T115"> </text:span><text:span text:style-name="T121">空間域</text:span><text:span text:style-name="T115"> </text:span><text:span text:style-name="T134">↔</text:span><text:span text:style-name="T115"> 某一特定</text:span><text:span text:style-name="T124">n</text:span><text:span text:style-name="T112">維</text:span><text:span text:style-name="T115">個體</text:span><text:span text:style-name="T117">。</text:span></text:p>
                                            </text:list-item>
                                            <text:list-item>
                                              <text:p text:style-name="P66"><text:span text:style-name="T117">2</text:span><text:span text:style-name="T112">維</text:span><text:span text:style-name="T114"> </text:span><text:span text:style-name="T134">↔</text:span><text:span text:style-name="T115"> </text:span><text:span text:style-name="T112">3維</text:span><text:span text:style-name="T114"> </text:span><text:span text:style-name="T134">↔</text:span><text:span text:style-name="T115"> </text:span><text:span text:style-name="T124">n</text:span><text:span text:style-name="T112">維</text:span><text:span text:style-name="T12">。</text:span></text:p>
                                            </text:list-item>
                                            <text:list-item>
                                              <text:p text:style-name="P66"><text:span text:style-name="T117">2</text:span><text:span text:style-name="T112">維</text:span><text:span text:style-name="T124"> 的 明顯例子</text:span><text:span text:style-name="T119">，</text:span><text:span text:style-name="T121">電磁</text:span><text:span text:style-name="T114">域、</text:span><text:span text:style-name="T121">位</text:span><text:span text:style-name="T115">動</text:span><text:span text:style-name="T114">域、</text:span><text:span text:style-name="T125">(</text:span><text:span text:style-name="T126">能量</text:span><text:span text:style-name="T113">時間</text:span><text:span text:style-name="T125">)(</text:span><text:span text:style-name="T113">質量</text:span><text:span text:style-name="T121">位</text:span><text:span text:style-name="T127">移</text:span><text:span text:style-name="T125">)</text:span><text:span text:style-name="T114">域</text:span><text:span text:style-name="T1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6"><text:span text:style-name="T121">（電振幅, 磁振幅）</text:span><text:span text:style-name="T134">↔</text:span><text:span text:style-name="T115">（投影到，</text:span><text:span text:style-name="T122">x軸的地球質量, y軸的地球質量</text:span><text:span text:style-name="T115">）</text:span><text:span text:style-name="T12">。</text:span></text:p>
                                          <text:list>
                                            <text:list-item>
                                              <text:p text:style-name="P66"><text:span text:style-name="T121">（投影到，電軸的 該電磁波的電量，磁軸的 該電磁波的電量）</text:span><text:span text:style-name="T12">。</text:span></text:p>
                                            </text:list-item>
                                            <text:list-item>
                                              <text:p text:style-name="P66"><text:span text:style-name="T12">該電磁波的 電量、帶電量、電荷值</text:span><text:span text:style-name="T114"> </text:span><text:span text:style-name="T134">↔</text:span><text:span text:style-name="T115"> 地球的 質量</text:span><text:span text:style-name="T12">。</text:span></text:p>
                                            </text:list-item>
                                            <text:list-item>
                                              <text:p text:style-name="P66"><text:span text:style-name="T121">該電磁波的 電量 </text:span><text:span text:style-name="T12">投影到 </text:span><text:span text:style-name="T121">電軸</text:span><text:span text:style-name="T114"> </text:span><text:span text:style-name="T134">↔</text:span><text:span text:style-name="T115"> 地球的 質量</text:span><text:span text:style-name="T121"> 投影到 </text:span><text:span text:style-name="T128">x</text:span><text:span text:style-name="T121">軸</text:span><text:span text:style-name="T12">。</text:span></text:p>
                                            </text:list-item>
                                            <text:list-item>
                                              <text:p text:style-name="P66"><text:span text:style-name="T121">該電磁波的 電量 </text:span><text:span text:style-name="T12">投影到 磁</text:span><text:span text:style-name="T121">軸</text:span><text:span text:style-name="T114"> </text:span><text:span text:style-name="T134">↔</text:span><text:span text:style-name="T115"> 地球的 質量</text:span><text:span text:style-name="T121"> 投影到 </text:span><text:span text:style-name="T128">y</text:span><text:span text:style-name="T121">軸</text:span><text:span text:style-name="T12">。</text:span></text:p>
                                            </text:list-item>
                                            <text:list-item>
                                              <text:p text:style-name="P66"><text:span text:style-name="T114">該電磁波（相對於 該電磁個體）做 橢圓運動 </text:span><text:span text:style-name="T134">↔</text:span><text:span text:style-name="T115"> 地球（相對於 太陽）做 橢圓運動</text:span><text:span text:style-name="T12">。</text:span></text:p>
                                            </text:list-item>
                                            <text:list-item>
                                              <text:p text:style-name="P66"><text:span text:style-name="T114">（假定，該電磁個體 做 直線運動）該電磁波 做 螺旋線運動 </text:span><text:span text:style-name="T134">↔</text:span><text:span text:style-name="T114">（假定，太陽 做 直線運動）</text:span><text:span text:style-name="T115">地球 做 螺旋線運動</text:span><text:span text:style-name="T12">。</text:span></text:p>
                                            </text:list-item>
                                            <text:list-item>
                                              <text:p text:style-name="P66"><text:span text:style-name="T12">電磁波 不是在做（</text:span><text:span text:style-name="T16">2維</text:span><text:span text:style-name="T12">）弦波型震動。</text:span></text:p>
                                            </text:list-item>
                                            <text:list-item>
                                              <text:p text:style-name="P66"><text:span text:style-name="T12">電磁波 是在做（</text:span><text:span text:style-name="T16">3維</text:span><text:span text:style-name="T12">）螺旋線運動。</text:span></text:p>
                                            </text:list-item>
                                            <text:list-item>
                                              <text:p text:style-name="P56">電磁波 不是 電、磁 波。</text:p>
                                            </text:list-item>
                                            <text:list-item>
                                              <text:p text:style-name="P66"><text:span text:style-name="T12">電磁波 是 一個個體</text:span><text:span text:style-name="T114"> </text:span><text:span text:style-name="T134">↔</text:span><text:span text:style-name="T115"> 地球</text:span><text:span text:style-name="T121"> 是 一個個體</text:span><text:span text:style-name="T12">。</text:span></text:p>
                                            </text:list-item>
                                            <text:list-item>
                                              <text:p text:style-name="P66"><text:span text:style-name="T12">電、磁 是 帶</text:span><text:span text:style-name="T121">電量</text:span><text:span text:style-name="T12">（投影到 </text:span><text:span text:style-name="T121">電軸、磁軸</text:span><text:span text:style-name="T12">）的 投影</text:span><text:span text:style-name="T114"> </text:span><text:span text:style-name="T134">↔</text:span><text:span text:style-name="T115"> ？？？</text:span><text:span text:style-name="T138">x</text:span><text:span text:style-name="T115">、？？？</text:span><text:span text:style-name="T138">y</text:span><text:span text:style-name="T121"> 是 </text:span><text:span text:style-name="T115">質量</text:span><text:span text:style-name="T121">（投影到 </text:span><text:span text:style-name="T129">x</text:span><text:span text:style-name="T121">軸、</text:span><text:span text:style-name="T129">y</text:span><text:span text:style-name="T121">軸）的 投影</text:span><text:span text:style-name="T1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6"><text:span text:style-name="T12">電振幅、磁振幅 宗疊</text:span><text:span text:style-name="T13"> </text:span><text:span text:style-name="T48">↔</text:span><text:span text:style-name="T14"> </text:span><text:span text:style-name="T15">x、y</text:span><text:span text:style-name="T12"> 宗疊。</text:span></text:p>
                                </text:list-item>
                                <text:list-item>
                                  <text:p text:style-name="P66"><text:span text:style-name="T17">n個電磁波 繞著 </text:span><text:span text:style-name="T12">該電磁個體 轉</text:span><text:span text:style-name="T114"> </text:span><text:span text:style-name="T134">↔</text:span><text:span text:style-name="T115"> </text:span><text:span text:style-name="T124">n個行星 繞著 </text:span><text:span text:style-name="T115">太陽 轉</text:span><text:span text:style-name="T12">。</text:span></text:p>
                                  <text:list>
                                    <text:list-item>
                                      <text:p text:style-name="P66"><text:span text:style-name="T124">n </text:span><text:span text:style-name="T135">≥</text:span><text:span text:style-name="T132"> 0</text:span><text:span text:style-name="T124">。</text:span></text:p>
                                    </text:list-item>
                                    <text:list-item>
                                      <text:p text:style-name="P66"><text:span text:style-name="T124">n個行星 繞著 </text:span><text:span text:style-name="T115">太陽 轉 的 明顯例子，地球、水星、金星 繞著 太陽 轉</text:span><text:span text:style-name="T12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6"><text:span text:style-name="T17">n個電磁波 繞著 </text:span><text:span text:style-name="T12">該</text:span><text:span text:style-name="T18">電磁波</text:span><text:span text:style-name="T12"> 轉</text:span><text:span text:style-name="T114"> </text:span><text:span text:style-name="T134">↔</text:span><text:span text:style-name="T115"> </text:span><text:span text:style-name="T124">n個衛星 繞著 地球</text:span><text:span text:style-name="T115"> 轉</text:span><text:span text:style-name="T12">。</text:span></text:p>
                                  <text:list>
                                    <text:list-item>
                                      <text:p text:style-name="P66"><text:span text:style-name="T124">n </text:span><text:span text:style-name="T135">≥</text:span><text:span text:style-name="T132"> 0</text:span><text:span text:style-name="T124">。</text:span></text:p>
                                    </text:list-item>
                                    <text:list-item>
                                      <text:p text:style-name="P53">n個衛星 繞著 地球 轉 的 明顯例子，月球、人造衛星 繞著 太陽 轉。</text:p>
                                    </text:list-item>
                                  </text:list>
                                </text:list-item>
                                <text:list-item>
                                  <text:p text:style-name="P66"><text:span text:style-name="T124">該電磁波 有機率孕育 生命、文明</text:span><text:span text:style-name="T114"> </text:span><text:span text:style-name="T134">↔</text:span><text:span text:style-name="T115"> 地球</text:span><text:span text:style-name="T124"> 有機率孕育 生命、文明</text:span><text:span text:style-name="T121">。</text:span></text:p>
                                </text:list-item>
                                <text:list-item>
                                  <text:p text:style-name="P66"><text:span text:style-name="T121">該電磁波 </text:span><text:span text:style-name="T115">繞著 該</text:span><text:span text:style-name="T121">電磁</text:span><text:span text:style-name="T115">個體 做 橢圓運動</text:span><text:span text:style-name="T114"> </text:span><text:span text:style-name="T134">↔</text:span><text:span text:style-name="T115"> 地球 繞著 太陽 做 橢圓運動</text:span><text:span text:style-name="T121">。</text:span></text:p>
                                </text:list-item>
                                <text:list-item>
                                  <text:p text:style-name="P66"><text:span text:style-name="T121">假定 </text:span><text:span text:style-name="T115">該</text:span><text:span text:style-name="T121">電磁</text:span><text:span text:style-name="T115">個體 做 直線運動</text:span><text:span text:style-name="T114"> </text:span><text:span text:style-name="T134">↔</text:span><text:span text:style-name="T115"> </text:span><text:span text:style-name="T121">假定 </text:span><text:span text:style-name="T115">太陽 做 直線運動</text:span><text:span text:style-name="T12">。</text:span></text:p>
                                  <text:list>
                                    <text:list-item>
                                      <text:p text:style-name="P66"><text:span text:style-name="T121">該電磁波 </text:span><text:span text:style-name="T115">做 螺旋線運動</text:span><text:span text:style-name="T114"> </text:span><text:span text:style-name="T134">↔</text:span><text:span text:style-name="T115"> 地球</text:span><text:span text:style-name="T121"> </text:span><text:span text:style-name="T115">做 螺旋線運動</text:span><text:span text:style-name="T12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6"><text:span text:style-name="T115">該</text:span><text:span text:style-name="T121">電磁</text:span><text:span text:style-name="T115">個體的 庫倫力 拉住 </text:span><text:span text:style-name="T121">該</text:span><text:span text:style-name="T115">電磁波</text:span><text:span text:style-name="T114"> </text:span><text:span text:style-name="T134">↔</text:span><text:span text:style-name="T115"> 太陽的 萬有引力 拉住 地球</text:span><text:span text:style-name="T121">。</text:span></text:p>
                                  <text:list>
                                    <text:list-item>
                                      <text:p text:style-name="P66"><text:span text:style-name="T115">該</text:span><text:span text:style-name="T121">電磁</text:span><text:span text:style-name="T115">個體</text:span><text:span text:style-name="T121">的（庫倫力/加速度）扭曲 能量</text:span><text:span text:style-name="T114"> </text:span><text:span text:style-name="T134">↔</text:span><text:span text:style-name="T115"> </text:span><text:span text:style-name="T121">太陽的 質量 扭曲 空間。</text:span></text:p>
                                      <text:list>
                                        <text:list-item>
                                          <text:p text:style-name="P54">加速度 是，該電磁波的 加速度。</text:p>
                                          <text:list>
                                            <text:list-item>
                                              <text:p text:style-name="P54">加速度 是，（該庫倫力 作用在 該電磁波，產生的）加速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4">假定，該電磁波 只有受到，該電磁個體的 庫倫力 影響。</text:p>
                                          <text:list>
                                            <text:list-item>
                                              <text:p text:style-name="P54">假定，該電磁波 沒有受到 其他個體的 庫倫力 影響。</text:p>
                                            </text:list-item>
                                            <text:list-item>
                                              <text:p text:style-name="P66"><text:span text:style-name="T121">該電磁波的 加速度 </text:span><text:span text:style-name="T130">=</text:span><text:span text:style-name="T121"> </text:span><text:span text:style-name="T136">√</text:span><text:span text:style-name="T130">（單位時間，（</text:span><text:span text:style-name="T121">電振幅的變化的變化）</text:span><text:span text:style-name="T139">2</text:span><text:span text:style-name="T121"> +（磁振幅的變化的變化）</text:span><text:span text:style-name="T139">2</text:span><text:span text:style-name="T130">）</text:span><text:span text:style-name="T121">。</text:span></text:p>
                                            </text:list-item>
                                            <text:list-item>
                                              <text:p text:style-name="P66"><text:span text:style-name="T121">該電磁波的 加速度 </text:span><text:span text:style-name="T130">=</text:span><text:span text:style-name="T121"> </text:span><text:span text:style-name="T136">√</text:span><text:span text:style-name="T130">（（</text:span><text:span text:style-name="T121">電振幅對時間微分</text:span><text:span text:style-name="T131">2次</text:span><text:span text:style-name="T121">）</text:span><text:span text:style-name="T139">2</text:span><text:span text:style-name="T121"> +</text:span><text:span text:style-name="T130">（</text:span><text:span text:style-name="T121">磁振幅對時間微分</text:span><text:span text:style-name="T131">2次</text:span><text:span text:style-name="T121">）</text:span><text:span text:style-name="T139">2</text:span><text:span text:style-name="T130">）</text:span><text:span text:style-name="T12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6"><text:span text:style-name="T115">該</text:span><text:span text:style-name="T121">電磁</text:span><text:span text:style-name="T115">個體</text:span><text:span text:style-name="T121">的(庫倫力/加速度)扭曲 電荷場</text:span><text:span text:style-name="T114"> </text:span><text:span text:style-name="T134">↔</text:span><text:span text:style-name="T115"> </text:span><text:span text:style-name="T121">太陽的質量 扭曲 重力場。</text:span></text:p>
                                      <text:list>
                                        <text:list-item>
                                          <text:p text:style-name="P66"><text:span text:style-name="T121">正電荷場、負電荷場</text:span><text:span text:style-name="T114"> </text:span><text:span text:style-name="T134">↔</text:span><text:span text:style-name="T115"> </text:span><text:span text:style-name="T121">正重力場、反重力場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">假定，發光體 發射，一連串的 電磁波。</text:p>
                                  <text:list>
                                    <text:list-item>
                                      <text:p text:style-name="P54">假定，發光體 往前運動。</text:p>
                                      <text:list>
                                        <text:list-item>
                                          <text:p text:style-name="P54">會出現 紫移 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假定，每一個 電磁波的（最大）振幅 都 相同。</text:p>
                                      <text:list>
                                        <text:list-item>
                                          <text:p text:style-name="P66"><text:span text:style-name="T121">電磁</text:span><text:span text:style-name="T115">個體，速度 越高，吸引（電磁波 的）力 越大</text:span><text:span text:style-name="T121">。</text:span></text:p>
                                        </text:list-item>
                                        <text:list-item>
                                          <text:p text:style-name="P54">明顯例子，假定，速度，第一個電磁個體 &gt; 第二個電磁個體。</text:p>
                                          <text:list>
                                            <text:list-item>
                                              <text:p text:style-name="P40"><text:span text:style-name="T1">吸引力，第一個電磁個體 &gt; 第二個電磁個體</text:span><text:span text:style-name="T5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0"><text:span text:style-name="T2">該電</text:span><text:span text:style-name="T14">磁</text:span><text:span text:style-name="T2">波 相同</text:span><text:span text:style-name="T14">的</text:span><text:span text:style-name="T2"> </text:span><text:span text:style-name="T59">振幅</text:span><text:span text:style-name="T2">，</text:span><text:span text:style-name="T14">該</text:span><text:span text:style-name="T1">電磁</text:span><text:span text:style-name="T14">個體的 吸引力 越高 → </text:span><text:span text:style-name="T1">該電磁波</text:span><text:span text:style-name="T14">的 週期時間 越短。</text:span></text:p>
                          <text:list>
                            <text:list-item>
                              <text:p text:style-name="P40"><text:span text:style-name="T1">該電磁波</text:span><text:span text:style-name="T14">的週期時間 越短 →</text:span><text:span text:style-name="T19"> </text:span><text:span text:style-name="T20">宗速運動頻率</text:span><text:span text:style-name="T14"> 越高 →</text:span><text:span text:style-name="T60">（人類 認定的）</text:span><text:span text:style-name="T21">能量</text:span><text:span text:style-name="T14"> 越高</text:span><text:span text:style-name="T54">。</text:span></text:p>
                              <text:list>
                                <text:list-item>
                                  <text:p text:style-name="P40"><text:span text:style-name="T14">該</text:span><text:span text:style-name="T1">電磁</text:span><text:span text:style-name="T14">個體的 吸引力 越高 →</text:span><text:span text:style-name="T60">（人類 認定的）</text:span><text:span text:style-name="T21">能量</text:span><text:span text:style-name="T14"> 越高</text:span><text:span text:style-name="T1">。</text:span></text:p>
                                  <text:list>
                                    <text:list-item>
                                      <text:p text:style-name="P40"><text:span text:style-name="T61">表象</text:span><text:span text:style-name="T13"> </text:span><text:span text:style-name="T48">↔</text:span><text:span text:style-name="T14">（</text:span><text:span text:style-name="T20">宗速運動頻率</text:span><text:span text:style-name="T14"> 越高 →</text:span><text:span text:style-name="T60">（人類 認定的）</text:span><text:span text:style-name="T21">能量</text:span><text:span text:style-name="T14"> 越高）</text:span><text:span text:style-name="T61">。</text:span></text:p>
                                      <text:list>
                                        <text:list-item>
                                          <text:p text:style-name="P40"><text:span text:style-name="T1">明顯例子，光電效應</text:span><text:span text:style-name="T54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0"><text:span text:style-name="T61">（該表象）背後的原因</text:span><text:span text:style-name="T13"> </text:span><text:span text:style-name="T48">↔</text:span><text:span text:style-name="T14">（該</text:span><text:span text:style-name="T1">電磁</text:span><text:span text:style-name="T14">個體的 吸引力 越高 →</text:span><text:span text:style-name="T60"> </text:span><text:span text:style-name="T21">能量</text:span><text:span text:style-name="T14"> 越高）</text:span><text:span text:style-name="T54">。</text:span></text:p>
                                      <text:list>
                                        <text:list-item>
                                          <text:p text:style-name="P40"><text:span text:style-name="T13">抽象</text:span><text:span text:style-name="T1">例子，</text:span><text:span text:style-name="T21">已知，F = m * a</text:span><text:span text:style-name="T1">。</text:span></text:p>
                                          <text:list>
                                            <text:list-item>
                                              <text:p text:style-name="P40"><text:span text:style-name="T21">F</text:span><text:span text:style-name="T14"> 越高，</text:span><text:span text:style-name="T21">m</text:span><text:span text:style-name="T14"> 越高</text:span><text:span text:style-name="T22">。</text:span></text:p>
                                            </text:list-item>
                                            <text:list-item>
                                              <text:p text:style-name="P40"><text:span text:style-name="T21">已知，</text:span><text:span text:style-name="T22">P </text:span><text:span text:style-name="T21">= m * v</text:span><text:span text:style-name="T54">。</text:span></text:p>
                                            </text:list-item>
                                            <text:list-item>
                                              <text:p text:style-name="P40"><text:span text:style-name="T21">m</text:span><text:span text:style-name="T14"> 越高，</text:span><text:span text:style-name="T22">P</text:span><text:span text:style-name="T14"> 越高</text:span><text:span text:style-name="T5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<text:span text:style-name="T115">（人類 認定的）物質</text:span><text:span text:style-name="T114"> </text:span><text:span text:style-name="T134">↔</text:span><text:span text:style-name="T114"> </text:span><text:span text:style-name="T115">電磁波</text:span><text:span text:style-name="T12">。</text:span></text:p>
                      <text:list>
                        <text:list-item>
                          <text:p text:style-name="P73"><text:span text:style-name="T115">？？？</text:span><text:span text:style-name="T114"> </text:span><text:span text:style-name="T134">↔</text:span><text:span text:style-name="T115"> 相位差</text:span><text:span text:style-name="T12">。</text:span></text:p>
                        </text:list-item>
                        <text:list-item>
                          <text:p text:style-name="P73"><text:span text:style-name="T12">質量</text:span><text:span text:style-name="T13"> </text:span><text:span text:style-name="T48">↔</text:span><text:span text:style-name="T13"> </text:span><text:span text:style-name="T59">振幅。</text:span></text:p>
                        </text:list-item>
                        <text:list-item>
                          <text:p text:style-name="P73"><text:span text:style-name="T115">？？？</text:span><text:span text:style-name="T114"> </text:span><text:span text:style-name="T134">↔</text:span><text:span text:style-name="T115"> 頻率</text:span><text:span text:style-name="T59">。</text:span></text:p>
                        </text:list-item>
                        <text:list-item>
                          <text:p text:style-name="P73"><text:span text:style-name="T12">前進速度</text:span><text:span text:style-name="T13"> </text:span><text:span text:style-name="T48">↔</text:span><text:span text:style-name="T14"> </text:span><text:span text:style-name="T12">前進速度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明顯例子，電磁波 有機率 擁有、包覆、蘊含、宗疊 文明、生命。</text:p>
              <text:list>
                <text:list-item>
                  <text:p text:style-name="P73"><text:span text:style-name="T12">有機率使用 波、</text:span><text:span text:style-name="T1">&lt;?</text:span><text:span text:style-name="T132">0</text:span><text:span text:style-name="T1">&gt;個體</text:span><text:span text:style-name="T12">、電磁學，感測、交互作用 該文明、該生命。</text:span></text:p>
                </text:list-item>
                <text:list-item>
                  <text:p text:style-name="P68">明顯例子，萬物皆有靈。</text:p>
                </text:list-item>
                <text:list-item>
                  <text:p text:style-name="P68">明顯例子，石頭 有機率 擁有、包覆、蘊含、宗疊 文明、生命。</text:p>
                  <text:list>
                    <text:list-item>
                      <text:p text:style-name="P68">有機率使用 波、聲音、聲流學，感測、交互作用 該文明、該生命。</text:p>
                    </text:list-item>
                    <text:list-item>
                      <text:p text:style-name="P75">有機率使用 波、聲音、聲流學，改變 石頭的 質量。</text:p>
                    </text:list-item>
                  </text:list>
                </text:list-item>
              </text:list>
            </text:list-item>
            <text:list-item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6T13:16:08.836000000</dc:date>
    <meta:editing-duration>P22DT7H11M23S</meta:editing-duration>
    <meta:editing-cycles>13964</meta:editing-cycles>
    <meta:document-statistic meta:table-count="0" meta:image-count="0" meta:object-count="0" meta:page-count="1" meta:paragraph-count="345" meta:word-count="7164" meta:character-count="8775" meta:non-whitespace-character-count="7587"/>
  </office:meta>
</office:document-meta>
</file>